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4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number-columns-repeated="1025" table:default-cell-style-name="Default"/>
        <table:table-row table:style-name="ro1">
          <table:table-cell table:number-columns-repeated="2"/>
          <table:table-cell office:value-type="string" calcext:value-type="string">
            <text:p>wait states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timer match</text:p>
          </table:table-cell>
          <table:table-cell office:value-type="float" office:value="7" calcext:value-type="float">
            <text:p>7</text:p>
          </table:table-cell>
          <table:table-cell table:formula="of:=[.$B$38]/(([.$B$39]+[.C$2])*([.$B3]+1))" office:value-type="float" office:value="375000" calcext:value-type="float">
            <text:p>375000</text:p>
          </table:table-cell>
          <table:table-cell table:formula="of:=[.$B$38]/(([.$B$39]+[.D$2])*([.$B3]+1))" office:value-type="float" office:value="365853.658536585" calcext:value-type="float">
            <text:p>365853,658536585</text:p>
          </table:table-cell>
          <table:table-cell table:formula="of:=[.$B$38]/(([.$B$39]+[.E$2])*([.$B3]+1))" office:value-type="float" office:value="357142.857142857" calcext:value-type="float">
            <text:p>357142,857142857</text:p>
          </table:table-cell>
          <table:table-cell table:formula="of:=[.$B$38]/(([.$B$39]+[.F$2])*([.$B3]+1))" office:value-type="float" office:value="348837.209302326" calcext:value-type="float">
            <text:p>348837,209302326</text:p>
          </table:table-cell>
          <table:table-cell table:formula="of:=[.$B$38]/(([.$B$39]+[.G$2])*([.$B3]+1))" office:value-type="float" office:value="340909.090909091" calcext:value-type="float">
            <text:p>340909,090909091</text:p>
          </table:table-cell>
          <table:table-cell table:formula="of:=[.$B$38]/(([.$B$39]+[.H$2])*([.$B3]+1))" office:value-type="float" office:value="333333.333333333" calcext:value-type="float">
            <text:p>333333,333333333</text:p>
          </table:table-cell>
          <table:table-cell table:formula="of:=[.$B$38]/(([.$B$39]+[.I$2])*([.$B3]+1))" office:value-type="float" office:value="326086.956521739" calcext:value-type="float">
            <text:p>326086,956521739</text:p>
          </table:table-cell>
          <table:table-cell table:formula="of:=[.$B$38]/(([.$B$39]+[.J$2])*([.$B3]+1))" office:value-type="float" office:value="319148.936170213" calcext:value-type="float">
            <text:p>319148,936170213</text:p>
          </table:table-cell>
          <table:table-cell table:formula="of:=[.$B$38]/(([.$B$39]+[.K$2])*([.$B3]+1))" office:value-type="float" office:value="312500" calcext:value-type="float">
            <text:p>312500</text:p>
          </table:table-cell>
          <table:table-cell table:formula="of:=[.$B$38]/(([.$B$39]+[.L$2])*([.$B3]+1))" office:value-type="float" office:value="306122.448979592" calcext:value-type="float">
            <text:p>306122,448979592</text:p>
          </table:table-cell>
          <table:table-cell table:formula="of:=[.$B$38]/(([.$B$39]+[.M$2])*([.$B3]+1))" office:value-type="float" office:value="300000" calcext:value-type="float">
            <text:p>300000</text:p>
          </table:table-cell>
          <table:table-cell table:formula="of:=[.$B$38]/(([.$B$39]+[.N$2])*([.$B3]+1))" office:value-type="float" office:value="294117.647058824" calcext:value-type="float">
            <text:p>294117,647058824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formula="of:=[.$B$38]/(([.$B$39]+[.C$2])*([.$B4]+1))" office:value-type="float" office:value="333333.333333333" calcext:value-type="float">
            <text:p>333333,333333333</text:p>
          </table:table-cell>
          <table:table-cell table:formula="of:=[.$B$38]/(([.$B$39]+[.D$2])*([.$B4]+1))" office:value-type="float" office:value="325203.25203252" calcext:value-type="float">
            <text:p>325203,25203252</text:p>
          </table:table-cell>
          <table:table-cell table:formula="of:=[.$B$38]/(([.$B$39]+[.E$2])*([.$B4]+1))" office:value-type="float" office:value="317460.317460317" calcext:value-type="float">
            <text:p>317460,317460317</text:p>
          </table:table-cell>
          <table:table-cell table:formula="of:=[.$B$38]/(([.$B$39]+[.F$2])*([.$B4]+1))" office:value-type="float" office:value="310077.519379845" calcext:value-type="float">
            <text:p>310077,519379845</text:p>
          </table:table-cell>
          <table:table-cell table:formula="of:=[.$B$38]/(([.$B$39]+[.G$2])*([.$B4]+1))" office:value-type="float" office:value="303030.303030303" calcext:value-type="float">
            <text:p>303030,303030303</text:p>
          </table:table-cell>
          <table:table-cell table:formula="of:=[.$B$38]/(([.$B$39]+[.H$2])*([.$B4]+1))" office:value-type="float" office:value="296296.296296296" calcext:value-type="float">
            <text:p>296296,296296296</text:p>
          </table:table-cell>
          <table:table-cell table:formula="of:=[.$B$38]/(([.$B$39]+[.I$2])*([.$B4]+1))" office:value-type="float" office:value="289855.072463768" calcext:value-type="float">
            <text:p>289855,072463768</text:p>
          </table:table-cell>
          <table:table-cell table:formula="of:=[.$B$38]/(([.$B$39]+[.J$2])*([.$B4]+1))" office:value-type="float" office:value="283687.943262411" calcext:value-type="float">
            <text:p>283687,943262411</text:p>
          </table:table-cell>
          <table:table-cell table:formula="of:=[.$B$38]/(([.$B$39]+[.K$2])*([.$B4]+1))" office:value-type="float" office:value="277777.777777778" calcext:value-type="float">
            <text:p>277777,777777778</text:p>
          </table:table-cell>
          <table:table-cell table:formula="of:=[.$B$38]/(([.$B$39]+[.L$2])*([.$B4]+1))" office:value-type="float" office:value="272108.843537415" calcext:value-type="float">
            <text:p>272108,843537415</text:p>
          </table:table-cell>
          <table:table-cell table:formula="of:=[.$B$38]/(([.$B$39]+[.M$2])*([.$B4]+1))" office:value-type="float" office:value="266666.666666667" calcext:value-type="float">
            <text:p>266666,666666667</text:p>
          </table:table-cell>
          <table:table-cell table:formula="of:=[.$B$38]/(([.$B$39]+[.N$2])*([.$B4]+1))" office:value-type="float" office:value="261437.908496732" calcext:value-type="float">
            <text:p>261437,908496732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formula="of:=[.$B$38]/(([.$B$39]+[.C$2])*([.$B5]+1))" office:value-type="float" office:value="300000" calcext:value-type="float">
            <text:p>300000</text:p>
          </table:table-cell>
          <table:table-cell table:formula="of:=[.$B$38]/(([.$B$39]+[.D$2])*([.$B5]+1))" office:value-type="float" office:value="292682.926829268" calcext:value-type="float">
            <text:p>292682,926829268</text:p>
          </table:table-cell>
          <table:table-cell table:formula="of:=[.$B$38]/(([.$B$39]+[.E$2])*([.$B5]+1))" office:value-type="float" office:value="285714.285714286" calcext:value-type="float">
            <text:p>285714,285714286</text:p>
          </table:table-cell>
          <table:table-cell table:formula="of:=[.$B$38]/(([.$B$39]+[.F$2])*([.$B5]+1))" office:value-type="float" office:value="279069.76744186" calcext:value-type="float">
            <text:p>279069,76744186</text:p>
          </table:table-cell>
          <table:table-cell table:formula="of:=[.$B$38]/(([.$B$39]+[.G$2])*([.$B5]+1))" office:value-type="float" office:value="272727.272727273" calcext:value-type="float">
            <text:p>272727,272727273</text:p>
          </table:table-cell>
          <table:table-cell table:formula="of:=[.$B$38]/(([.$B$39]+[.H$2])*([.$B5]+1))" office:value-type="float" office:value="266666.666666667" calcext:value-type="float">
            <text:p>266666,666666667</text:p>
          </table:table-cell>
          <table:table-cell table:formula="of:=[.$B$38]/(([.$B$39]+[.I$2])*([.$B5]+1))" office:value-type="float" office:value="260869.565217391" calcext:value-type="float">
            <text:p>260869,565217391</text:p>
          </table:table-cell>
          <table:table-cell table:formula="of:=[.$B$38]/(([.$B$39]+[.J$2])*([.$B5]+1))" office:value-type="float" office:value="255319.14893617" calcext:value-type="float">
            <text:p>255319,14893617</text:p>
          </table:table-cell>
          <table:table-cell table:formula="of:=[.$B$38]/(([.$B$39]+[.K$2])*([.$B5]+1))" office:value-type="float" office:value="250000" calcext:value-type="float">
            <text:p>250000</text:p>
          </table:table-cell>
          <table:table-cell table:formula="of:=[.$B$38]/(([.$B$39]+[.L$2])*([.$B5]+1))" office:value-type="float" office:value="244897.959183673" calcext:value-type="float">
            <text:p>244897,959183673</text:p>
          </table:table-cell>
          <table:table-cell table:formula="of:=[.$B$38]/(([.$B$39]+[.M$2])*([.$B5]+1))" office:value-type="float" office:value="240000" calcext:value-type="float">
            <text:p>240000</text:p>
          </table:table-cell>
          <table:table-cell table:formula="of:=[.$B$38]/(([.$B$39]+[.N$2])*([.$B5]+1))" office:value-type="float" office:value="235294.117647059" calcext:value-type="float">
            <text:p>235294,11764705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formula="of:=[.$B$38]/(([.$B$39]+[.C$2])*([.$B6]+1))" office:value-type="float" office:value="272727.272727273" calcext:value-type="float">
            <text:p>272727,272727273</text:p>
          </table:table-cell>
          <table:table-cell table:formula="of:=[.$B$38]/(([.$B$39]+[.D$2])*([.$B6]+1))" office:value-type="float" office:value="266075.388026608" calcext:value-type="float">
            <text:p>266075,388026608</text:p>
          </table:table-cell>
          <table:table-cell table:formula="of:=[.$B$38]/(([.$B$39]+[.E$2])*([.$B6]+1))" office:value-type="float" office:value="259740.25974026" calcext:value-type="float">
            <text:p>259740,25974026</text:p>
          </table:table-cell>
          <table:table-cell table:formula="of:=[.$B$38]/(([.$B$39]+[.F$2])*([.$B6]+1))" office:value-type="float" office:value="253699.78858351" calcext:value-type="float">
            <text:p>253699,78858351</text:p>
          </table:table-cell>
          <table:table-cell table:formula="of:=[.$B$38]/(([.$B$39]+[.G$2])*([.$B6]+1))" office:value-type="float" office:value="247933.884297521" calcext:value-type="float">
            <text:p>247933,884297521</text:p>
          </table:table-cell>
          <table:table-cell table:formula="of:=[.$B$38]/(([.$B$39]+[.H$2])*([.$B6]+1))" office:value-type="float" office:value="242424.242424242" calcext:value-type="float">
            <text:p>242424,242424242</text:p>
          </table:table-cell>
          <table:table-cell table:formula="of:=[.$B$38]/(([.$B$39]+[.I$2])*([.$B6]+1))" office:value-type="float" office:value="237154.150197628" calcext:value-type="float">
            <text:p>237154,150197628</text:p>
          </table:table-cell>
          <table:table-cell table:formula="of:=[.$B$38]/(([.$B$39]+[.J$2])*([.$B6]+1))" office:value-type="float" office:value="232108.3172147" calcext:value-type="float">
            <text:p>232108,3172147</text:p>
          </table:table-cell>
          <table:table-cell table:formula="of:=[.$B$38]/(([.$B$39]+[.K$2])*([.$B6]+1))" office:value-type="float" office:value="227272.727272727" calcext:value-type="float">
            <text:p>227272,727272727</text:p>
          </table:table-cell>
          <table:table-cell table:formula="of:=[.$B$38]/(([.$B$39]+[.L$2])*([.$B6]+1))" office:value-type="float" office:value="222634.508348794" calcext:value-type="float">
            <text:p>222634,508348794</text:p>
          </table:table-cell>
          <table:table-cell table:formula="of:=[.$B$38]/(([.$B$39]+[.M$2])*([.$B6]+1))" office:value-type="float" office:value="218181.818181818" calcext:value-type="float">
            <text:p>218181,818181818</text:p>
          </table:table-cell>
          <table:table-cell table:formula="of:=[.$B$38]/(([.$B$39]+[.N$2])*([.$B6]+1))" office:value-type="float" office:value="213903.743315508" calcext:value-type="float">
            <text:p>213903,743315508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formula="of:=[.$B$38]/(([.$B$39]+[.C$2])*([.$B7]+1))" office:value-type="float" office:value="250000" calcext:value-type="float">
            <text:p>250000</text:p>
          </table:table-cell>
          <table:table-cell table:formula="of:=[.$B$38]/(([.$B$39]+[.D$2])*([.$B7]+1))" office:value-type="float" office:value="243902.43902439" calcext:value-type="float">
            <text:p>243902,43902439</text:p>
          </table:table-cell>
          <table:table-cell table:formula="of:=[.$B$38]/(([.$B$39]+[.E$2])*([.$B7]+1))" office:value-type="float" office:value="238095.238095238" calcext:value-type="float">
            <text:p>238095,238095238</text:p>
          </table:table-cell>
          <table:table-cell table:formula="of:=[.$B$38]/(([.$B$39]+[.F$2])*([.$B7]+1))" office:value-type="float" office:value="232558.139534884" calcext:value-type="float">
            <text:p>232558,139534884</text:p>
          </table:table-cell>
          <table:table-cell table:formula="of:=[.$B$38]/(([.$B$39]+[.G$2])*([.$B7]+1))" office:value-type="float" office:value="227272.727272727" calcext:value-type="float">
            <text:p>227272,727272727</text:p>
          </table:table-cell>
          <table:table-cell table:formula="of:=[.$B$38]/(([.$B$39]+[.H$2])*([.$B7]+1))" office:value-type="float" office:value="222222.222222222" calcext:value-type="float">
            <text:p>222222,222222222</text:p>
          </table:table-cell>
          <table:table-cell table:formula="of:=[.$B$38]/(([.$B$39]+[.I$2])*([.$B7]+1))" office:value-type="float" office:value="217391.304347826" calcext:value-type="float">
            <text:p>217391,304347826</text:p>
          </table:table-cell>
          <table:table-cell table:formula="of:=[.$B$38]/(([.$B$39]+[.J$2])*([.$B7]+1))" office:value-type="float" office:value="212765.957446809" calcext:value-type="float">
            <text:p>212765,957446809</text:p>
          </table:table-cell>
          <table:table-cell table:formula="of:=[.$B$38]/(([.$B$39]+[.K$2])*([.$B7]+1))" office:value-type="float" office:value="208333.333333333" calcext:value-type="float">
            <text:p>208333,333333333</text:p>
          </table:table-cell>
          <table:table-cell table:formula="of:=[.$B$38]/(([.$B$39]+[.L$2])*([.$B7]+1))" office:value-type="float" office:value="204081.632653061" calcext:value-type="float">
            <text:p>204081,632653061</text:p>
          </table:table-cell>
          <table:table-cell table:formula="of:=[.$B$38]/(([.$B$39]+[.M$2])*([.$B7]+1))" office:value-type="float" office:value="200000" calcext:value-type="float">
            <text:p>200000</text:p>
          </table:table-cell>
          <table:table-cell table:formula="of:=[.$B$38]/(([.$B$39]+[.N$2])*([.$B7]+1))" office:value-type="float" office:value="196078.431372549" calcext:value-type="float">
            <text:p>196078,43137254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formula="of:=[.$B$38]/(([.$B$39]+[.C$2])*([.$B8]+1))" office:value-type="float" office:value="230769.230769231" calcext:value-type="float">
            <text:p>230769,230769231</text:p>
          </table:table-cell>
          <table:table-cell table:formula="of:=[.$B$38]/(([.$B$39]+[.D$2])*([.$B8]+1))" office:value-type="float" office:value="225140.712945591" calcext:value-type="float">
            <text:p>225140,712945591</text:p>
          </table:table-cell>
          <table:table-cell table:formula="of:=[.$B$38]/(([.$B$39]+[.E$2])*([.$B8]+1))" office:value-type="float" office:value="219780.21978022" calcext:value-type="float">
            <text:p>219780,21978022</text:p>
          </table:table-cell>
          <table:table-cell table:formula="of:=[.$B$38]/(([.$B$39]+[.F$2])*([.$B8]+1))" office:value-type="float" office:value="214669.051878354" calcext:value-type="float">
            <text:p>214669,051878354</text:p>
          </table:table-cell>
          <table:table-cell table:formula="of:=[.$B$38]/(([.$B$39]+[.G$2])*([.$B8]+1))" office:value-type="float" office:value="209790.20979021" calcext:value-type="float">
            <text:p>209790,20979021</text:p>
          </table:table-cell>
          <table:table-cell table:formula="of:=[.$B$38]/(([.$B$39]+[.H$2])*([.$B8]+1))" office:value-type="float" office:value="205128.205128205" calcext:value-type="float">
            <text:p>205128,205128205</text:p>
          </table:table-cell>
          <table:table-cell table:formula="of:=[.$B$38]/(([.$B$39]+[.I$2])*([.$B8]+1))" office:value-type="float" office:value="200668.89632107" calcext:value-type="float">
            <text:p>200668,89632107</text:p>
          </table:table-cell>
          <table:table-cell table:formula="of:=[.$B$38]/(([.$B$39]+[.J$2])*([.$B8]+1))" office:value-type="float" office:value="196399.345335516" calcext:value-type="float">
            <text:p>196399,345335516</text:p>
          </table:table-cell>
          <table:table-cell table:formula="of:=[.$B$38]/(([.$B$39]+[.K$2])*([.$B8]+1))" office:value-type="float" office:value="192307.692307692" calcext:value-type="float">
            <text:p>192307,692307692</text:p>
          </table:table-cell>
          <table:table-cell table:formula="of:=[.$B$38]/(([.$B$39]+[.L$2])*([.$B8]+1))" office:value-type="float" office:value="188383.045525903" calcext:value-type="float">
            <text:p>188383,045525903</text:p>
          </table:table-cell>
          <table:table-cell table:formula="of:=[.$B$38]/(([.$B$39]+[.M$2])*([.$B8]+1))" office:value-type="float" office:value="184615.384615385" calcext:value-type="float">
            <text:p>184615,384615385</text:p>
          </table:table-cell>
          <table:table-cell table:formula="of:=[.$B$38]/(([.$B$39]+[.N$2])*([.$B8]+1))" office:value-type="float" office:value="180995.475113122" calcext:value-type="float">
            <text:p>180995,475113122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formula="of:=[.$B$38]/(([.$B$39]+[.C$2])*([.$B9]+1))" office:value-type="float" office:value="214285.714285714" calcext:value-type="float">
            <text:p>214285,714285714</text:p>
          </table:table-cell>
          <table:table-cell table:formula="of:=[.$B$38]/(([.$B$39]+[.D$2])*([.$B9]+1))" office:value-type="float" office:value="209059.233449477" calcext:value-type="float">
            <text:p>209059,233449477</text:p>
          </table:table-cell>
          <table:table-cell table:formula="of:=[.$B$38]/(([.$B$39]+[.E$2])*([.$B9]+1))" office:value-type="float" office:value="204081.632653061" calcext:value-type="float">
            <text:p>204081,632653061</text:p>
          </table:table-cell>
          <table:table-cell table:formula="of:=[.$B$38]/(([.$B$39]+[.F$2])*([.$B9]+1))" office:value-type="float" office:value="199335.548172757" calcext:value-type="float">
            <text:p>199335,548172757</text:p>
          </table:table-cell>
          <table:table-cell table:formula="of:=[.$B$38]/(([.$B$39]+[.G$2])*([.$B9]+1))" office:value-type="float" office:value="194805.194805195" calcext:value-type="float">
            <text:p>194805,194805195</text:p>
          </table:table-cell>
          <table:table-cell table:formula="of:=[.$B$38]/(([.$B$39]+[.H$2])*([.$B9]+1))" office:value-type="float" office:value="190476.19047619" calcext:value-type="float">
            <text:p>190476,19047619</text:p>
          </table:table-cell>
          <table:table-cell table:formula="of:=[.$B$38]/(([.$B$39]+[.I$2])*([.$B9]+1))" office:value-type="float" office:value="186335.403726708" calcext:value-type="float">
            <text:p>186335,403726708</text:p>
          </table:table-cell>
          <table:table-cell table:formula="of:=[.$B$38]/(([.$B$39]+[.J$2])*([.$B9]+1))" office:value-type="float" office:value="182370.820668693" calcext:value-type="float">
            <text:p>182370,820668693</text:p>
          </table:table-cell>
          <table:table-cell table:formula="of:=[.$B$38]/(([.$B$39]+[.K$2])*([.$B9]+1))" office:value-type="float" office:value="178571.428571429" calcext:value-type="float">
            <text:p>178571,428571429</text:p>
          </table:table-cell>
          <table:table-cell table:formula="of:=[.$B$38]/(([.$B$39]+[.L$2])*([.$B9]+1))" office:value-type="float" office:value="174927.113702624" calcext:value-type="float">
            <text:p>174927,113702624</text:p>
          </table:table-cell>
          <table:table-cell table:formula="of:=[.$B$38]/(([.$B$39]+[.M$2])*([.$B9]+1))" office:value-type="float" office:value="171428.571428571" calcext:value-type="float">
            <text:p>171428,571428571</text:p>
          </table:table-cell>
          <table:table-cell table:formula="of:=[.$B$38]/(([.$B$39]+[.N$2])*([.$B9]+1))" office:value-type="float" office:value="168067.226890756" calcext:value-type="float">
            <text:p>168067,226890756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formula="of:=[.$B$38]/(([.$B$39]+[.C$2])*([.$B10]+1))" office:value-type="float" office:value="200000" calcext:value-type="float">
            <text:p>200000</text:p>
          </table:table-cell>
          <table:table-cell table:formula="of:=[.$B$38]/(([.$B$39]+[.D$2])*([.$B10]+1))" office:value-type="float" office:value="195121.951219512" calcext:value-type="float">
            <text:p>195121,951219512</text:p>
          </table:table-cell>
          <table:table-cell table:formula="of:=[.$B$38]/(([.$B$39]+[.E$2])*([.$B10]+1))" office:value-type="float" office:value="190476.19047619" calcext:value-type="float">
            <text:p>190476,19047619</text:p>
          </table:table-cell>
          <table:table-cell table:formula="of:=[.$B$38]/(([.$B$39]+[.F$2])*([.$B10]+1))" office:value-type="float" office:value="186046.511627907" calcext:value-type="float">
            <text:p>186046,511627907</text:p>
          </table:table-cell>
          <table:table-cell table:formula="of:=[.$B$38]/(([.$B$39]+[.G$2])*([.$B10]+1))" office:value-type="float" office:value="181818.181818182" calcext:value-type="float">
            <text:p>181818,181818182</text:p>
          </table:table-cell>
          <table:table-cell table:formula="of:=[.$B$38]/(([.$B$39]+[.H$2])*([.$B10]+1))" office:value-type="float" office:value="177777.777777778" calcext:value-type="float">
            <text:p>177777,777777778</text:p>
          </table:table-cell>
          <table:table-cell table:formula="of:=[.$B$38]/(([.$B$39]+[.I$2])*([.$B10]+1))" office:value-type="float" office:value="173913.043478261" calcext:value-type="float">
            <text:p>173913,043478261</text:p>
          </table:table-cell>
          <table:table-cell table:formula="of:=[.$B$38]/(([.$B$39]+[.J$2])*([.$B10]+1))" office:value-type="float" office:value="170212.765957447" calcext:value-type="float">
            <text:p>170212,765957447</text:p>
          </table:table-cell>
          <table:table-cell table:formula="of:=[.$B$38]/(([.$B$39]+[.K$2])*([.$B10]+1))" office:value-type="float" office:value="166666.666666667" calcext:value-type="float">
            <text:p>166666,666666667</text:p>
          </table:table-cell>
          <table:table-cell table:formula="of:=[.$B$38]/(([.$B$39]+[.L$2])*([.$B10]+1))" office:value-type="float" office:value="163265.306122449" calcext:value-type="float">
            <text:p>163265,306122449</text:p>
          </table:table-cell>
          <table:table-cell table:formula="of:=[.$B$38]/(([.$B$39]+[.M$2])*([.$B10]+1))" office:value-type="float" office:value="160000" calcext:value-type="float">
            <text:p>160000</text:p>
          </table:table-cell>
          <table:table-cell table:formula="of:=[.$B$38]/(([.$B$39]+[.N$2])*([.$B10]+1))" office:value-type="float" office:value="156862.745098039" calcext:value-type="float">
            <text:p>156862,74509803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formula="of:=[.$B$38]/(([.$B$39]+[.C$2])*([.$B11]+1))" office:value-type="float" office:value="187500" calcext:value-type="float">
            <text:p>187500</text:p>
          </table:table-cell>
          <table:table-cell table:formula="of:=[.$B$38]/(([.$B$39]+[.D$2])*([.$B11]+1))" office:value-type="float" office:value="182926.829268293" calcext:value-type="float">
            <text:p>182926,829268293</text:p>
          </table:table-cell>
          <table:table-cell table:formula="of:=[.$B$38]/(([.$B$39]+[.E$2])*([.$B11]+1))" office:value-type="float" office:value="178571.428571429" calcext:value-type="float">
            <text:p>178571,428571429</text:p>
          </table:table-cell>
          <table:table-cell table:formula="of:=[.$B$38]/(([.$B$39]+[.F$2])*([.$B11]+1))" office:value-type="float" office:value="174418.604651163" calcext:value-type="float">
            <text:p>174418,604651163</text:p>
          </table:table-cell>
          <table:table-cell table:formula="of:=[.$B$38]/(([.$B$39]+[.G$2])*([.$B11]+1))" office:value-type="float" office:value="170454.545454545" calcext:value-type="float">
            <text:p>170454,545454545</text:p>
          </table:table-cell>
          <table:table-cell table:formula="of:=[.$B$38]/(([.$B$39]+[.H$2])*([.$B11]+1))" office:value-type="float" office:value="166666.666666667" calcext:value-type="float">
            <text:p>166666,666666667</text:p>
          </table:table-cell>
          <table:table-cell table:formula="of:=[.$B$38]/(([.$B$39]+[.I$2])*([.$B11]+1))" office:value-type="float" office:value="163043.47826087" calcext:value-type="float">
            <text:p>163043,47826087</text:p>
          </table:table-cell>
          <table:table-cell table:formula="of:=[.$B$38]/(([.$B$39]+[.J$2])*([.$B11]+1))" office:value-type="float" office:value="159574.468085106" calcext:value-type="float">
            <text:p>159574,468085106</text:p>
          </table:table-cell>
          <table:table-cell table:formula="of:=[.$B$38]/(([.$B$39]+[.K$2])*([.$B11]+1))" office:value-type="float" office:value="156250" calcext:value-type="float">
            <text:p>156250</text:p>
          </table:table-cell>
          <table:table-cell table:formula="of:=[.$B$38]/(([.$B$39]+[.L$2])*([.$B11]+1))" office:value-type="float" office:value="153061.224489796" calcext:value-type="float">
            <text:p>153061,224489796</text:p>
          </table:table-cell>
          <table:table-cell table:formula="of:=[.$B$38]/(([.$B$39]+[.M$2])*([.$B11]+1))" office:value-type="float" office:value="150000" calcext:value-type="float">
            <text:p>150000</text:p>
          </table:table-cell>
          <table:table-cell table:formula="of:=[.$B$38]/(([.$B$39]+[.N$2])*([.$B11]+1))" office:value-type="float" office:value="147058.823529412" calcext:value-type="float">
            <text:p>147058,823529412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formula="of:=[.$B$38]/(([.$B$39]+[.C$2])*([.$B12]+1))" office:value-type="float" office:value="176470.588235294" calcext:value-type="float">
            <text:p>176470,588235294</text:p>
          </table:table-cell>
          <table:table-cell table:formula="of:=[.$B$38]/(([.$B$39]+[.D$2])*([.$B12]+1))" office:value-type="float" office:value="172166.427546628" calcext:value-type="float">
            <text:p>172166,427546628</text:p>
          </table:table-cell>
          <table:table-cell table:formula="of:=[.$B$38]/(([.$B$39]+[.E$2])*([.$B12]+1))" office:value-type="float" office:value="168067.226890756" calcext:value-type="float">
            <text:p>168067,226890756</text:p>
          </table:table-cell>
          <table:table-cell table:formula="of:=[.$B$38]/(([.$B$39]+[.F$2])*([.$B12]+1))" office:value-type="float" office:value="164158.686730506" calcext:value-type="float">
            <text:p>164158,686730506</text:p>
          </table:table-cell>
          <table:table-cell table:formula="of:=[.$B$38]/(([.$B$39]+[.G$2])*([.$B12]+1))" office:value-type="float" office:value="160427.807486631" calcext:value-type="float">
            <text:p>160427,807486631</text:p>
          </table:table-cell>
          <table:table-cell table:formula="of:=[.$B$38]/(([.$B$39]+[.H$2])*([.$B12]+1))" office:value-type="float" office:value="156862.745098039" calcext:value-type="float">
            <text:p>156862,745098039</text:p>
          </table:table-cell>
          <table:table-cell table:formula="of:=[.$B$38]/(([.$B$39]+[.I$2])*([.$B12]+1))" office:value-type="float" office:value="153452.685421995" calcext:value-type="float">
            <text:p>153452,685421995</text:p>
          </table:table-cell>
          <table:table-cell table:formula="of:=[.$B$38]/(([.$B$39]+[.J$2])*([.$B12]+1))" office:value-type="float" office:value="150187.734668335" calcext:value-type="float">
            <text:p>150187,734668335</text:p>
          </table:table-cell>
          <table:table-cell table:formula="of:=[.$B$38]/(([.$B$39]+[.K$2])*([.$B12]+1))" office:value-type="float" office:value="147058.823529412" calcext:value-type="float">
            <text:p>147058,823529412</text:p>
          </table:table-cell>
          <table:table-cell table:formula="of:=[.$B$38]/(([.$B$39]+[.L$2])*([.$B12]+1))" office:value-type="float" office:value="144057.62304922" calcext:value-type="float">
            <text:p>144057,62304922</text:p>
          </table:table-cell>
          <table:table-cell table:formula="of:=[.$B$38]/(([.$B$39]+[.M$2])*([.$B12]+1))" office:value-type="float" office:value="141176.470588235" calcext:value-type="float">
            <text:p>141176,470588235</text:p>
          </table:table-cell>
          <table:table-cell table:formula="of:=[.$B$38]/(([.$B$39]+[.N$2])*([.$B12]+1))" office:value-type="float" office:value="138408.30449827" calcext:value-type="float">
            <text:p>138408,30449827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formula="of:=[.$B$38]/(([.$B$39]+[.C$2])*([.$B13]+1))" office:value-type="float" office:value="166666.666666667" calcext:value-type="float">
            <text:p>166666,666666667</text:p>
          </table:table-cell>
          <table:table-cell table:formula="of:=[.$B$38]/(([.$B$39]+[.D$2])*([.$B13]+1))" office:value-type="float" office:value="162601.62601626" calcext:value-type="float">
            <text:p>162601,62601626</text:p>
          </table:table-cell>
          <table:table-cell table:formula="of:=[.$B$38]/(([.$B$39]+[.E$2])*([.$B13]+1))" office:value-type="float" office:value="158730.158730159" calcext:value-type="float">
            <text:p>158730,158730159</text:p>
          </table:table-cell>
          <table:table-cell table:formula="of:=[.$B$38]/(([.$B$39]+[.F$2])*([.$B13]+1))" office:value-type="float" office:value="155038.759689922" calcext:value-type="float">
            <text:p>155038,759689922</text:p>
          </table:table-cell>
          <table:table-cell table:formula="of:=[.$B$38]/(([.$B$39]+[.G$2])*([.$B13]+1))" office:value-type="float" office:value="151515.151515152" calcext:value-type="float">
            <text:p>151515,151515152</text:p>
          </table:table-cell>
          <table:table-cell table:formula="of:=[.$B$38]/(([.$B$39]+[.H$2])*([.$B13]+1))" office:value-type="float" office:value="148148.148148148" calcext:value-type="float">
            <text:p>148148,148148148</text:p>
          </table:table-cell>
          <table:table-cell table:formula="of:=[.$B$38]/(([.$B$39]+[.I$2])*([.$B13]+1))" office:value-type="float" office:value="144927.536231884" calcext:value-type="float">
            <text:p>144927,536231884</text:p>
          </table:table-cell>
          <table:table-cell table:formula="of:=[.$B$38]/(([.$B$39]+[.J$2])*([.$B13]+1))" office:value-type="float" office:value="141843.971631206" calcext:value-type="float">
            <text:p>141843,971631206</text:p>
          </table:table-cell>
          <table:table-cell table:formula="of:=[.$B$38]/(([.$B$39]+[.K$2])*([.$B13]+1))" office:value-type="float" office:value="138888.888888889" calcext:value-type="float">
            <text:p>138888,888888889</text:p>
          </table:table-cell>
          <table:table-cell table:formula="of:=[.$B$38]/(([.$B$39]+[.L$2])*([.$B13]+1))" office:value-type="float" office:value="136054.421768707" calcext:value-type="float">
            <text:p>136054,421768707</text:p>
          </table:table-cell>
          <table:table-cell table:formula="of:=[.$B$38]/(([.$B$39]+[.M$2])*([.$B13]+1))" office:value-type="float" office:value="133333.333333333" calcext:value-type="float">
            <text:p>133333,333333333</text:p>
          </table:table-cell>
          <table:table-cell table:formula="of:=[.$B$38]/(([.$B$39]+[.N$2])*([.$B13]+1))" office:value-type="float" office:value="130718.954248366" calcext:value-type="float">
            <text:p>130718,954248366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formula="of:=[.$B$38]/(([.$B$39]+[.C$2])*([.$B14]+1))" office:value-type="float" office:value="157894.736842105" calcext:value-type="float">
            <text:p>157894,736842105</text:p>
          </table:table-cell>
          <table:table-cell table:formula="of:=[.$B$38]/(([.$B$39]+[.D$2])*([.$B14]+1))" office:value-type="float" office:value="154043.645699615" calcext:value-type="float">
            <text:p>154043,645699615</text:p>
          </table:table-cell>
          <table:table-cell table:formula="of:=[.$B$38]/(([.$B$39]+[.E$2])*([.$B14]+1))" office:value-type="float" office:value="150375.939849624" calcext:value-type="float">
            <text:p>150375,939849624</text:p>
          </table:table-cell>
          <table:table-cell table:formula="of:=[.$B$38]/(([.$B$39]+[.F$2])*([.$B14]+1))" office:value-type="float" office:value="146878.8249694" calcext:value-type="float">
            <text:p>146878,8249694</text:p>
          </table:table-cell>
          <table:table-cell table:formula="of:=[.$B$38]/(([.$B$39]+[.G$2])*([.$B14]+1))" office:value-type="float" office:value="143540.669856459" calcext:value-type="float">
            <text:p>143540,669856459</text:p>
          </table:table-cell>
          <table:table-cell table:formula="of:=[.$B$38]/(([.$B$39]+[.H$2])*([.$B14]+1))" office:value-type="float" office:value="140350.877192982" calcext:value-type="float">
            <text:p>140350,877192982</text:p>
          </table:table-cell>
          <table:table-cell table:formula="of:=[.$B$38]/(([.$B$39]+[.I$2])*([.$B14]+1))" office:value-type="float" office:value="137299.771167048" calcext:value-type="float">
            <text:p>137299,771167048</text:p>
          </table:table-cell>
          <table:table-cell table:formula="of:=[.$B$38]/(([.$B$39]+[.J$2])*([.$B14]+1))" office:value-type="float" office:value="134378.49944009" calcext:value-type="float">
            <text:p>134378,49944009</text:p>
          </table:table-cell>
          <table:table-cell table:formula="of:=[.$B$38]/(([.$B$39]+[.K$2])*([.$B14]+1))" office:value-type="float" office:value="131578.947368421" calcext:value-type="float">
            <text:p>131578,947368421</text:p>
          </table:table-cell>
          <table:table-cell table:formula="of:=[.$B$38]/(([.$B$39]+[.L$2])*([.$B14]+1))" office:value-type="float" office:value="128893.662728249" calcext:value-type="float">
            <text:p>128893,662728249</text:p>
          </table:table-cell>
          <table:table-cell table:formula="of:=[.$B$38]/(([.$B$39]+[.M$2])*([.$B14]+1))" office:value-type="float" office:value="126315.789473684" calcext:value-type="float">
            <text:p>126315,789473684</text:p>
          </table:table-cell>
          <table:table-cell table:formula="of:=[.$B$38]/(([.$B$39]+[.N$2])*([.$B14]+1))" office:value-type="float" office:value="123839.009287926" calcext:value-type="float">
            <text:p>123839,009287926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formula="of:=[.$B$38]/(([.$B$39]+[.C$2])*([.$B15]+1))" office:value-type="float" office:value="150000" calcext:value-type="float">
            <text:p>150000</text:p>
          </table:table-cell>
          <table:table-cell table:formula="of:=[.$B$38]/(([.$B$39]+[.D$2])*([.$B15]+1))" office:value-type="float" office:value="146341.463414634" calcext:value-type="float">
            <text:p>146341,463414634</text:p>
          </table:table-cell>
          <table:table-cell table:formula="of:=[.$B$38]/(([.$B$39]+[.E$2])*([.$B15]+1))" office:value-type="float" office:value="142857.142857143" calcext:value-type="float">
            <text:p>142857,142857143</text:p>
          </table:table-cell>
          <table:table-cell table:formula="of:=[.$B$38]/(([.$B$39]+[.F$2])*([.$B15]+1))" office:value-type="float" office:value="139534.88372093" calcext:value-type="float">
            <text:p>139534,88372093</text:p>
          </table:table-cell>
          <table:table-cell table:formula="of:=[.$B$38]/(([.$B$39]+[.G$2])*([.$B15]+1))" office:value-type="float" office:value="136363.636363636" calcext:value-type="float">
            <text:p>136363,636363636</text:p>
          </table:table-cell>
          <table:table-cell table:formula="of:=[.$B$38]/(([.$B$39]+[.H$2])*([.$B15]+1))" office:value-type="float" office:value="133333.333333333" calcext:value-type="float">
            <text:p>133333,333333333</text:p>
          </table:table-cell>
          <table:table-cell table:formula="of:=[.$B$38]/(([.$B$39]+[.I$2])*([.$B15]+1))" office:value-type="float" office:value="130434.782608696" calcext:value-type="float">
            <text:p>130434,782608696</text:p>
          </table:table-cell>
          <table:table-cell table:formula="of:=[.$B$38]/(([.$B$39]+[.J$2])*([.$B15]+1))" office:value-type="float" office:value="127659.574468085" calcext:value-type="float">
            <text:p>127659,574468085</text:p>
          </table:table-cell>
          <table:table-cell table:formula="of:=[.$B$38]/(([.$B$39]+[.K$2])*([.$B15]+1))" office:value-type="float" office:value="125000" calcext:value-type="float">
            <text:p>125000</text:p>
          </table:table-cell>
          <table:table-cell table:formula="of:=[.$B$38]/(([.$B$39]+[.L$2])*([.$B15]+1))" office:value-type="float" office:value="122448.979591837" calcext:value-type="float">
            <text:p>122448,979591837</text:p>
          </table:table-cell>
          <table:table-cell table:formula="of:=[.$B$38]/(([.$B$39]+[.M$2])*([.$B15]+1))" office:value-type="float" office:value="120000" calcext:value-type="float">
            <text:p>120000</text:p>
          </table:table-cell>
          <table:table-cell table:formula="of:=[.$B$38]/(([.$B$39]+[.N$2])*([.$B15]+1))" office:value-type="float" office:value="117647.058823529" calcext:value-type="float">
            <text:p>117647,05882352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formula="of:=[.$B$38]/(([.$B$39]+[.C$2])*([.$B16]+1))" office:value-type="float" office:value="142857.142857143" calcext:value-type="float">
            <text:p>142857,142857143</text:p>
          </table:table-cell>
          <table:table-cell table:formula="of:=[.$B$38]/(([.$B$39]+[.D$2])*([.$B16]+1))" office:value-type="float" office:value="139372.822299652" calcext:value-type="float">
            <text:p>139372,822299652</text:p>
          </table:table-cell>
          <table:table-cell table:formula="of:=[.$B$38]/(([.$B$39]+[.E$2])*([.$B16]+1))" office:value-type="float" office:value="136054.421768707" calcext:value-type="float">
            <text:p>136054,421768707</text:p>
          </table:table-cell>
          <table:table-cell table:formula="of:=[.$B$38]/(([.$B$39]+[.F$2])*([.$B16]+1))" office:value-type="float" office:value="132890.365448505" calcext:value-type="float">
            <text:p>132890,365448505</text:p>
          </table:table-cell>
          <table:table-cell table:formula="of:=[.$B$38]/(([.$B$39]+[.G$2])*([.$B16]+1))" office:value-type="float" office:value="129870.12987013" calcext:value-type="float">
            <text:p>129870,12987013</text:p>
          </table:table-cell>
          <table:table-cell table:formula="of:=[.$B$38]/(([.$B$39]+[.H$2])*([.$B16]+1))" office:value-type="float" office:value="126984.126984127" calcext:value-type="float">
            <text:p>126984,126984127</text:p>
          </table:table-cell>
          <table:table-cell table:formula="of:=[.$B$38]/(([.$B$39]+[.I$2])*([.$B16]+1))" office:value-type="float" office:value="124223.602484472" calcext:value-type="float">
            <text:p>124223,602484472</text:p>
          </table:table-cell>
          <table:table-cell table:formula="of:=[.$B$38]/(([.$B$39]+[.J$2])*([.$B16]+1))" office:value-type="float" office:value="121580.547112462" calcext:value-type="float">
            <text:p>121580,547112462</text:p>
          </table:table-cell>
          <table:table-cell table:formula="of:=[.$B$38]/(([.$B$39]+[.K$2])*([.$B16]+1))" office:value-type="float" office:value="119047.619047619" calcext:value-type="float">
            <text:p>119047,619047619</text:p>
          </table:table-cell>
          <table:table-cell table:formula="of:=[.$B$38]/(([.$B$39]+[.L$2])*([.$B16]+1))" office:value-type="float" office:value="116618.075801749" calcext:value-type="float">
            <text:p>116618,075801749</text:p>
          </table:table-cell>
          <table:table-cell table:formula="of:=[.$B$38]/(([.$B$39]+[.M$2])*([.$B16]+1))" office:value-type="float" office:value="114285.714285714" calcext:value-type="float">
            <text:p>114285,714285714</text:p>
          </table:table-cell>
          <table:table-cell table:formula="of:=[.$B$38]/(([.$B$39]+[.N$2])*([.$B16]+1))" office:value-type="float" office:value="112044.817927171" calcext:value-type="float">
            <text:p>112044,817927171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formula="of:=[.$B$38]/(([.$B$39]+[.C$2])*([.$B17]+1))" office:value-type="float" office:value="136363.636363636" calcext:value-type="float">
            <text:p>136363,636363636</text:p>
          </table:table-cell>
          <table:table-cell table:formula="of:=[.$B$38]/(([.$B$39]+[.D$2])*([.$B17]+1))" office:value-type="float" office:value="133037.694013304" calcext:value-type="float">
            <text:p>133037,694013304</text:p>
          </table:table-cell>
          <table:table-cell table:formula="of:=[.$B$38]/(([.$B$39]+[.E$2])*([.$B17]+1))" office:value-type="float" office:value="129870.12987013" calcext:value-type="float">
            <text:p>129870,12987013</text:p>
          </table:table-cell>
          <table:table-cell table:formula="of:=[.$B$38]/(([.$B$39]+[.F$2])*([.$B17]+1))" office:value-type="float" office:value="126849.894291755" calcext:value-type="float">
            <text:p>126849,894291755</text:p>
          </table:table-cell>
          <table:table-cell table:formula="of:=[.$B$38]/(([.$B$39]+[.G$2])*([.$B17]+1))" office:value-type="float" office:value="123966.94214876" calcext:value-type="float">
            <text:p>123966,94214876</text:p>
          </table:table-cell>
          <table:table-cell table:formula="of:=[.$B$38]/(([.$B$39]+[.H$2])*([.$B17]+1))" office:value-type="float" office:value="121212.121212121" calcext:value-type="float">
            <text:p>121212,121212121</text:p>
          </table:table-cell>
          <table:table-cell table:formula="of:=[.$B$38]/(([.$B$39]+[.I$2])*([.$B17]+1))" office:value-type="float" office:value="118577.075098814" calcext:value-type="float">
            <text:p>118577,075098814</text:p>
          </table:table-cell>
          <table:table-cell table:formula="of:=[.$B$38]/(([.$B$39]+[.J$2])*([.$B17]+1))" office:value-type="float" office:value="116054.15860735" calcext:value-type="float">
            <text:p>116054,15860735</text:p>
          </table:table-cell>
          <table:table-cell table:formula="of:=[.$B$38]/(([.$B$39]+[.K$2])*([.$B17]+1))" office:value-type="float" office:value="113636.363636364" calcext:value-type="float">
            <text:p>113636,363636364</text:p>
          </table:table-cell>
          <table:table-cell table:formula="of:=[.$B$38]/(([.$B$39]+[.L$2])*([.$B17]+1))" office:value-type="float" office:value="111317.254174397" calcext:value-type="float">
            <text:p>111317,254174397</text:p>
          </table:table-cell>
          <table:table-cell table:formula="of:=[.$B$38]/(([.$B$39]+[.M$2])*([.$B17]+1))" office:value-type="float" office:value="109090.909090909" calcext:value-type="float">
            <text:p>109090,909090909</text:p>
          </table:table-cell>
          <table:table-cell table:formula="of:=[.$B$38]/(([.$B$39]+[.N$2])*([.$B17]+1))" office:value-type="float" office:value="106951.871657754" calcext:value-type="float">
            <text:p>106951,871657754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formula="of:=[.$B$38]/(([.$B$39]+[.C$2])*([.$B18]+1))" office:value-type="float" office:value="130434.782608696" calcext:value-type="float">
            <text:p>130434,782608696</text:p>
          </table:table-cell>
          <table:table-cell table:formula="of:=[.$B$38]/(([.$B$39]+[.D$2])*([.$B18]+1))" office:value-type="float" office:value="127253.446447508" calcext:value-type="float">
            <text:p>127253,446447508</text:p>
          </table:table-cell>
          <table:table-cell table:formula="of:=[.$B$38]/(([.$B$39]+[.E$2])*([.$B18]+1))" office:value-type="float" office:value="124223.602484472" calcext:value-type="float">
            <text:p>124223,602484472</text:p>
          </table:table-cell>
          <table:table-cell table:formula="of:=[.$B$38]/(([.$B$39]+[.F$2])*([.$B18]+1))" office:value-type="float" office:value="121334.681496461" calcext:value-type="float">
            <text:p>121334,681496461</text:p>
          </table:table-cell>
          <table:table-cell table:formula="of:=[.$B$38]/(([.$B$39]+[.G$2])*([.$B18]+1))" office:value-type="float" office:value="118577.075098814" calcext:value-type="float">
            <text:p>118577,075098814</text:p>
          </table:table-cell>
          <table:table-cell table:formula="of:=[.$B$38]/(([.$B$39]+[.H$2])*([.$B18]+1))" office:value-type="float" office:value="115942.028985507" calcext:value-type="float">
            <text:p>115942,028985507</text:p>
          </table:table-cell>
          <table:table-cell table:formula="of:=[.$B$38]/(([.$B$39]+[.I$2])*([.$B18]+1))" office:value-type="float" office:value="113421.550094518" calcext:value-type="float">
            <text:p>113421,550094518</text:p>
          </table:table-cell>
          <table:table-cell table:formula="of:=[.$B$38]/(([.$B$39]+[.J$2])*([.$B18]+1))" office:value-type="float" office:value="111008.325624422" calcext:value-type="float">
            <text:p>111008,325624422</text:p>
          </table:table-cell>
          <table:table-cell table:formula="of:=[.$B$38]/(([.$B$39]+[.K$2])*([.$B18]+1))" office:value-type="float" office:value="108695.652173913" calcext:value-type="float">
            <text:p>108695,652173913</text:p>
          </table:table-cell>
          <table:table-cell table:formula="of:=[.$B$38]/(([.$B$39]+[.L$2])*([.$B18]+1))" office:value-type="float" office:value="106477.373558119" calcext:value-type="float">
            <text:p>106477,373558119</text:p>
          </table:table-cell>
          <table:table-cell table:formula="of:=[.$B$38]/(([.$B$39]+[.M$2])*([.$B18]+1))" office:value-type="float" office:value="104347.826086957" calcext:value-type="float">
            <text:p>104347,826086957</text:p>
          </table:table-cell>
          <table:table-cell table:formula="of:=[.$B$38]/(([.$B$39]+[.N$2])*([.$B18]+1))" office:value-type="float" office:value="102301.79028133" calcext:value-type="float">
            <text:p>102301,79028133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formula="of:=[.$B$38]/(([.$B$39]+[.C$2])*([.$B19]+1))" office:value-type="float" office:value="125000" calcext:value-type="float">
            <text:p>125000</text:p>
          </table:table-cell>
          <table:table-cell table:formula="of:=[.$B$38]/(([.$B$39]+[.D$2])*([.$B19]+1))" office:value-type="float" office:value="121951.219512195" calcext:value-type="float">
            <text:p>121951,219512195</text:p>
          </table:table-cell>
          <table:table-cell table:formula="of:=[.$B$38]/(([.$B$39]+[.E$2])*([.$B19]+1))" office:value-type="float" office:value="119047.619047619" calcext:value-type="float">
            <text:p>119047,619047619</text:p>
          </table:table-cell>
          <table:table-cell table:formula="of:=[.$B$38]/(([.$B$39]+[.F$2])*([.$B19]+1))" office:value-type="float" office:value="116279.069767442" calcext:value-type="float">
            <text:p>116279,069767442</text:p>
          </table:table-cell>
          <table:table-cell table:formula="of:=[.$B$38]/(([.$B$39]+[.G$2])*([.$B19]+1))" office:value-type="float" office:value="113636.363636364" calcext:value-type="float">
            <text:p>113636,363636364</text:p>
          </table:table-cell>
          <table:table-cell table:formula="of:=[.$B$38]/(([.$B$39]+[.H$2])*([.$B19]+1))" office:value-type="float" office:value="111111.111111111" calcext:value-type="float">
            <text:p>111111,111111111</text:p>
          </table:table-cell>
          <table:table-cell table:formula="of:=[.$B$38]/(([.$B$39]+[.I$2])*([.$B19]+1))" office:value-type="float" office:value="108695.652173913" calcext:value-type="float">
            <text:p>108695,652173913</text:p>
          </table:table-cell>
          <table:table-cell table:formula="of:=[.$B$38]/(([.$B$39]+[.J$2])*([.$B19]+1))" office:value-type="float" office:value="106382.978723404" calcext:value-type="float">
            <text:p>106382,978723404</text:p>
          </table:table-cell>
          <table:table-cell table:formula="of:=[.$B$38]/(([.$B$39]+[.K$2])*([.$B19]+1))" office:value-type="float" office:value="104166.666666667" calcext:value-type="float">
            <text:p>104166,666666667</text:p>
          </table:table-cell>
          <table:table-cell table:formula="of:=[.$B$38]/(([.$B$39]+[.L$2])*([.$B19]+1))" office:value-type="float" office:value="102040.816326531" calcext:value-type="float">
            <text:p>102040,816326531</text:p>
          </table:table-cell>
          <table:table-cell table:formula="of:=[.$B$38]/(([.$B$39]+[.M$2])*([.$B19]+1))" office:value-type="float" office:value="100000" calcext:value-type="float">
            <text:p>100000</text:p>
          </table:table-cell>
          <table:table-cell table:formula="of:=[.$B$38]/(([.$B$39]+[.N$2])*([.$B19]+1))" office:value-type="float" office:value="98039.2156862745" calcext:value-type="float">
            <text:p>98039,2156862745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formula="of:=[.$B$38]/(([.$B$39]+[.C$2])*([.$B20]+1))" office:value-type="float" office:value="120000" calcext:value-type="float">
            <text:p>120000</text:p>
          </table:table-cell>
          <table:table-cell table:formula="of:=[.$B$38]/(([.$B$39]+[.D$2])*([.$B20]+1))" office:value-type="float" office:value="117073.170731707" calcext:value-type="float">
            <text:p>117073,170731707</text:p>
          </table:table-cell>
          <table:table-cell table:formula="of:=[.$B$38]/(([.$B$39]+[.E$2])*([.$B20]+1))" office:value-type="float" office:value="114285.714285714" calcext:value-type="float">
            <text:p>114285,714285714</text:p>
          </table:table-cell>
          <table:table-cell table:formula="of:=[.$B$38]/(([.$B$39]+[.F$2])*([.$B20]+1))" office:value-type="float" office:value="111627.906976744" calcext:value-type="float">
            <text:p>111627,906976744</text:p>
          </table:table-cell>
          <table:table-cell table:formula="of:=[.$B$38]/(([.$B$39]+[.G$2])*([.$B20]+1))" office:value-type="float" office:value="109090.909090909" calcext:value-type="float">
            <text:p>109090,909090909</text:p>
          </table:table-cell>
          <table:table-cell table:formula="of:=[.$B$38]/(([.$B$39]+[.H$2])*([.$B20]+1))" office:value-type="float" office:value="106666.666666667" calcext:value-type="float">
            <text:p>106666,666666667</text:p>
          </table:table-cell>
          <table:table-cell table:formula="of:=[.$B$38]/(([.$B$39]+[.I$2])*([.$B20]+1))" office:value-type="float" office:value="104347.826086957" calcext:value-type="float">
            <text:p>104347,826086957</text:p>
          </table:table-cell>
          <table:table-cell table:formula="of:=[.$B$38]/(([.$B$39]+[.J$2])*([.$B20]+1))" office:value-type="float" office:value="102127.659574468" calcext:value-type="float">
            <text:p>102127,659574468</text:p>
          </table:table-cell>
          <table:table-cell table:formula="of:=[.$B$38]/(([.$B$39]+[.K$2])*([.$B20]+1))" office:value-type="float" office:value="100000" calcext:value-type="float">
            <text:p>100000</text:p>
          </table:table-cell>
          <table:table-cell table:formula="of:=[.$B$38]/(([.$B$39]+[.L$2])*([.$B20]+1))" office:value-type="float" office:value="97959.1836734694" calcext:value-type="float">
            <text:p>97959,1836734694</text:p>
          </table:table-cell>
          <table:table-cell table:formula="of:=[.$B$38]/(([.$B$39]+[.M$2])*([.$B20]+1))" office:value-type="float" office:value="96000" calcext:value-type="float">
            <text:p>96000</text:p>
          </table:table-cell>
          <table:table-cell table:formula="of:=[.$B$38]/(([.$B$39]+[.N$2])*([.$B20]+1))" office:value-type="float" office:value="94117.6470588235" calcext:value-type="float">
            <text:p>94117,6470588235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formula="of:=[.$B$38]/(([.$B$39]+[.C$2])*([.$B21]+1))" office:value-type="float" office:value="115384.615384615" calcext:value-type="float">
            <text:p>115384,615384615</text:p>
          </table:table-cell>
          <table:table-cell table:formula="of:=[.$B$38]/(([.$B$39]+[.D$2])*([.$B21]+1))" office:value-type="float" office:value="112570.356472796" calcext:value-type="float">
            <text:p>112570,356472796</text:p>
          </table:table-cell>
          <table:table-cell table:formula="of:=[.$B$38]/(([.$B$39]+[.E$2])*([.$B21]+1))" office:value-type="float" office:value="109890.10989011" calcext:value-type="float">
            <text:p>109890,10989011</text:p>
          </table:table-cell>
          <table:table-cell table:formula="of:=[.$B$38]/(([.$B$39]+[.F$2])*([.$B21]+1))" office:value-type="float" office:value="107334.525939177" calcext:value-type="float">
            <text:p>107334,525939177</text:p>
          </table:table-cell>
          <table:table-cell table:formula="of:=[.$B$38]/(([.$B$39]+[.G$2])*([.$B21]+1))" office:value-type="float" office:value="104895.104895105" calcext:value-type="float">
            <text:p>104895,104895105</text:p>
          </table:table-cell>
          <table:table-cell table:formula="of:=[.$B$38]/(([.$B$39]+[.H$2])*([.$B21]+1))" office:value-type="float" office:value="102564.102564103" calcext:value-type="float">
            <text:p>102564,102564103</text:p>
          </table:table-cell>
          <table:table-cell table:formula="of:=[.$B$38]/(([.$B$39]+[.I$2])*([.$B21]+1))" office:value-type="float" office:value="100334.448160535" calcext:value-type="float">
            <text:p>100334,448160535</text:p>
          </table:table-cell>
          <table:table-cell table:formula="of:=[.$B$38]/(([.$B$39]+[.J$2])*([.$B21]+1))" office:value-type="float" office:value="98199.6726677578" calcext:value-type="float">
            <text:p>98199,6726677578</text:p>
          </table:table-cell>
          <table:table-cell table:formula="of:=[.$B$38]/(([.$B$39]+[.K$2])*([.$B21]+1))" office:value-type="float" office:value="96153.8461538462" calcext:value-type="float">
            <text:p>96153,8461538462</text:p>
          </table:table-cell>
          <table:table-cell table:formula="of:=[.$B$38]/(([.$B$39]+[.L$2])*([.$B21]+1))" office:value-type="float" office:value="94191.5227629513" calcext:value-type="float">
            <text:p>94191,5227629513</text:p>
          </table:table-cell>
          <table:table-cell table:formula="of:=[.$B$38]/(([.$B$39]+[.M$2])*([.$B21]+1))" office:value-type="float" office:value="92307.6923076923" calcext:value-type="float">
            <text:p>92307,6923076923</text:p>
          </table:table-cell>
          <table:table-cell table:formula="of:=[.$B$38]/(([.$B$39]+[.N$2])*([.$B21]+1))" office:value-type="float" office:value="90497.7375565611" calcext:value-type="float">
            <text:p>90497,7375565611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formula="of:=[.$B$38]/(([.$B$39]+[.C$2])*([.$B22]+1))" office:value-type="float" office:value="111111.111111111" calcext:value-type="float">
            <text:p>111111,111111111</text:p>
          </table:table-cell>
          <table:table-cell table:formula="of:=[.$B$38]/(([.$B$39]+[.D$2])*([.$B22]+1))" office:value-type="float" office:value="108401.08401084" calcext:value-type="float">
            <text:p>108401,08401084</text:p>
          </table:table-cell>
          <table:table-cell table:formula="of:=[.$B$38]/(([.$B$39]+[.E$2])*([.$B22]+1))" office:value-type="float" office:value="105820.105820106" calcext:value-type="float">
            <text:p>105820,105820106</text:p>
          </table:table-cell>
          <table:table-cell table:formula="of:=[.$B$38]/(([.$B$39]+[.F$2])*([.$B22]+1))" office:value-type="float" office:value="103359.173126615" calcext:value-type="float">
            <text:p>103359,173126615</text:p>
          </table:table-cell>
          <table:table-cell table:formula="of:=[.$B$38]/(([.$B$39]+[.G$2])*([.$B22]+1))" office:value-type="float" office:value="101010.101010101" calcext:value-type="float">
            <text:p>101010,101010101</text:p>
          </table:table-cell>
          <table:table-cell table:formula="of:=[.$B$38]/(([.$B$39]+[.H$2])*([.$B22]+1))" office:value-type="float" office:value="98765.4320987654" calcext:value-type="float">
            <text:p>98765,4320987654</text:p>
          </table:table-cell>
          <table:table-cell table:formula="of:=[.$B$38]/(([.$B$39]+[.I$2])*([.$B22]+1))" office:value-type="float" office:value="96618.3574879227" calcext:value-type="float">
            <text:p>96618,3574879227</text:p>
          </table:table-cell>
          <table:table-cell table:formula="of:=[.$B$38]/(([.$B$39]+[.J$2])*([.$B22]+1))" office:value-type="float" office:value="94562.6477541371" calcext:value-type="float">
            <text:p>94562,6477541371</text:p>
          </table:table-cell>
          <table:table-cell table:formula="of:=[.$B$38]/(([.$B$39]+[.K$2])*([.$B22]+1))" office:value-type="float" office:value="92592.5925925926" calcext:value-type="float">
            <text:p>92592,5925925926</text:p>
          </table:table-cell>
          <table:table-cell table:formula="of:=[.$B$38]/(([.$B$39]+[.L$2])*([.$B22]+1))" office:value-type="float" office:value="90702.947845805" calcext:value-type="float">
            <text:p>90702,947845805</text:p>
          </table:table-cell>
          <table:table-cell table:formula="of:=[.$B$38]/(([.$B$39]+[.M$2])*([.$B22]+1))" office:value-type="float" office:value="88888.8888888889" calcext:value-type="float">
            <text:p>88888,8888888889</text:p>
          </table:table-cell>
          <table:table-cell table:formula="of:=[.$B$38]/(([.$B$39]+[.N$2])*([.$B22]+1))" office:value-type="float" office:value="87145.9694989107" calcext:value-type="float">
            <text:p>87145,9694989107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[.$B$38]/(([.$B$39]+[.C$2])*([.$B23]+1))" office:value-type="float" office:value="107142.857142857" calcext:value-type="float">
            <text:p>107142,857142857</text:p>
          </table:table-cell>
          <table:table-cell table:formula="of:=[.$B$38]/(([.$B$39]+[.D$2])*([.$B23]+1))" office:value-type="float" office:value="104529.616724739" calcext:value-type="float">
            <text:p>104529,616724739</text:p>
          </table:table-cell>
          <table:table-cell table:formula="of:=[.$B$38]/(([.$B$39]+[.E$2])*([.$B23]+1))" office:value-type="float" office:value="102040.816326531" calcext:value-type="float">
            <text:p>102040,816326531</text:p>
          </table:table-cell>
          <table:table-cell table:formula="of:=[.$B$38]/(([.$B$39]+[.F$2])*([.$B23]+1))" office:value-type="float" office:value="99667.7740863787" calcext:value-type="float">
            <text:p>99667,7740863787</text:p>
          </table:table-cell>
          <table:table-cell table:formula="of:=[.$B$38]/(([.$B$39]+[.G$2])*([.$B23]+1))" office:value-type="float" office:value="97402.5974025974" calcext:value-type="float">
            <text:p>97402,5974025974</text:p>
          </table:table-cell>
          <table:table-cell table:formula="of:=[.$B$38]/(([.$B$39]+[.H$2])*([.$B23]+1))" office:value-type="float" office:value="95238.0952380952" calcext:value-type="float">
            <text:p>95238,0952380952</text:p>
          </table:table-cell>
          <table:table-cell table:formula="of:=[.$B$38]/(([.$B$39]+[.I$2])*([.$B23]+1))" office:value-type="float" office:value="93167.701863354" calcext:value-type="float">
            <text:p>93167,701863354</text:p>
          </table:table-cell>
          <table:table-cell table:formula="of:=[.$B$38]/(([.$B$39]+[.J$2])*([.$B23]+1))" office:value-type="float" office:value="91185.4103343465" calcext:value-type="float">
            <text:p>91185,4103343465</text:p>
          </table:table-cell>
          <table:table-cell table:formula="of:=[.$B$38]/(([.$B$39]+[.K$2])*([.$B23]+1))" office:value-type="float" office:value="89285.7142857143" calcext:value-type="float">
            <text:p>89285,7142857143</text:p>
          </table:table-cell>
          <table:table-cell table:formula="of:=[.$B$38]/(([.$B$39]+[.L$2])*([.$B23]+1))" office:value-type="float" office:value="87463.556851312" calcext:value-type="float">
            <text:p>87463,556851312</text:p>
          </table:table-cell>
          <table:table-cell table:formula="of:=[.$B$38]/(([.$B$39]+[.M$2])*([.$B23]+1))" office:value-type="float" office:value="85714.2857142857" calcext:value-type="float">
            <text:p>85714,2857142857</text:p>
          </table:table-cell>
          <table:table-cell table:formula="of:=[.$B$38]/(([.$B$39]+[.N$2])*([.$B23]+1))" office:value-type="float" office:value="84033.6134453782" calcext:value-type="float">
            <text:p>84033,6134453782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formula="of:=[.$B$38]/(([.$B$39]+[.C$2])*([.$B24]+1))" office:value-type="float" office:value="103448.275862069" calcext:value-type="float">
            <text:p>103448,275862069</text:p>
          </table:table-cell>
          <table:table-cell table:formula="of:=[.$B$38]/(([.$B$39]+[.D$2])*([.$B24]+1))" office:value-type="float" office:value="100925.147182506" calcext:value-type="float">
            <text:p>100925,147182506</text:p>
          </table:table-cell>
          <table:table-cell table:formula="of:=[.$B$38]/(([.$B$39]+[.E$2])*([.$B24]+1))" office:value-type="float" office:value="98522.1674876847" calcext:value-type="float">
            <text:p>98522,1674876847</text:p>
          </table:table-cell>
          <table:table-cell table:formula="of:=[.$B$38]/(([.$B$39]+[.F$2])*([.$B24]+1))" office:value-type="float" office:value="96230.9542902967" calcext:value-type="float">
            <text:p>96230,9542902967</text:p>
          </table:table-cell>
          <table:table-cell table:formula="of:=[.$B$38]/(([.$B$39]+[.G$2])*([.$B24]+1))" office:value-type="float" office:value="94043.8871473354" calcext:value-type="float">
            <text:p>94043,8871473354</text:p>
          </table:table-cell>
          <table:table-cell table:formula="of:=[.$B$38]/(([.$B$39]+[.H$2])*([.$B24]+1))" office:value-type="float" office:value="91954.0229885058" calcext:value-type="float">
            <text:p>91954,0229885058</text:p>
          </table:table-cell>
          <table:table-cell table:formula="of:=[.$B$38]/(([.$B$39]+[.I$2])*([.$B24]+1))" office:value-type="float" office:value="89955.0224887556" calcext:value-type="float">
            <text:p>89955,0224887556</text:p>
          </table:table-cell>
          <table:table-cell table:formula="of:=[.$B$38]/(([.$B$39]+[.J$2])*([.$B24]+1))" office:value-type="float" office:value="88041.0858400587" calcext:value-type="float">
            <text:p>88041,0858400587</text:p>
          </table:table-cell>
          <table:table-cell table:formula="of:=[.$B$38]/(([.$B$39]+[.K$2])*([.$B24]+1))" office:value-type="float" office:value="86206.8965517241" calcext:value-type="float">
            <text:p>86206,8965517241</text:p>
          </table:table-cell>
          <table:table-cell table:formula="of:=[.$B$38]/(([.$B$39]+[.L$2])*([.$B24]+1))" office:value-type="float" office:value="84447.5721323012" calcext:value-type="float">
            <text:p>84447,5721323012</text:p>
          </table:table-cell>
          <table:table-cell table:formula="of:=[.$B$38]/(([.$B$39]+[.M$2])*([.$B24]+1))" office:value-type="float" office:value="82758.6206896552" calcext:value-type="float">
            <text:p>82758,6206896552</text:p>
          </table:table-cell>
          <table:table-cell table:formula="of:=[.$B$38]/(([.$B$39]+[.N$2])*([.$B24]+1))" office:value-type="float" office:value="81135.9026369168" calcext:value-type="float">
            <text:p>81135,9026369168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formula="of:=[.$B$38]/(([.$B$39]+[.C$2])*([.$B25]+1))" office:value-type="float" office:value="100000" calcext:value-type="float">
            <text:p>100000</text:p>
          </table:table-cell>
          <table:table-cell table:formula="of:=[.$B$38]/(([.$B$39]+[.D$2])*([.$B25]+1))" office:value-type="float" office:value="97560.9756097561" calcext:value-type="float">
            <text:p>97560,9756097561</text:p>
          </table:table-cell>
          <table:table-cell table:formula="of:=[.$B$38]/(([.$B$39]+[.E$2])*([.$B25]+1))" office:value-type="float" office:value="95238.0952380952" calcext:value-type="float">
            <text:p>95238,0952380952</text:p>
          </table:table-cell>
          <table:table-cell table:formula="of:=[.$B$38]/(([.$B$39]+[.F$2])*([.$B25]+1))" office:value-type="float" office:value="93023.2558139535" calcext:value-type="float">
            <text:p>93023,2558139535</text:p>
          </table:table-cell>
          <table:table-cell table:formula="of:=[.$B$38]/(([.$B$39]+[.G$2])*([.$B25]+1))" office:value-type="float" office:value="90909.0909090909" calcext:value-type="float">
            <text:p>90909,0909090909</text:p>
          </table:table-cell>
          <table:table-cell table:formula="of:=[.$B$38]/(([.$B$39]+[.H$2])*([.$B25]+1))" office:value-type="float" office:value="88888.8888888889" calcext:value-type="float">
            <text:p>88888,8888888889</text:p>
          </table:table-cell>
          <table:table-cell table:formula="of:=[.$B$38]/(([.$B$39]+[.I$2])*([.$B25]+1))" office:value-type="float" office:value="86956.5217391304" calcext:value-type="float">
            <text:p>86956,5217391304</text:p>
          </table:table-cell>
          <table:table-cell table:formula="of:=[.$B$38]/(([.$B$39]+[.J$2])*([.$B25]+1))" office:value-type="float" office:value="85106.3829787234" calcext:value-type="float">
            <text:p>85106,3829787234</text:p>
          </table:table-cell>
          <table:table-cell table:formula="of:=[.$B$38]/(([.$B$39]+[.K$2])*([.$B25]+1))" office:value-type="float" office:value="83333.3333333333" calcext:value-type="float">
            <text:p>83333,3333333333</text:p>
          </table:table-cell>
          <table:table-cell table:formula="of:=[.$B$38]/(([.$B$39]+[.L$2])*([.$B25]+1))" office:value-type="float" office:value="81632.6530612245" calcext:value-type="float">
            <text:p>81632,6530612245</text:p>
          </table:table-cell>
          <table:table-cell table:formula="of:=[.$B$38]/(([.$B$39]+[.M$2])*([.$B25]+1))" office:value-type="float" office:value="80000" calcext:value-type="float">
            <text:p>80000</text:p>
          </table:table-cell>
          <table:table-cell table:formula="of:=[.$B$38]/(([.$B$39]+[.N$2])*([.$B25]+1))" office:value-type="float" office:value="78431.3725490196" calcext:value-type="float">
            <text:p>78431,3725490196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formula="of:=[.$B$38]/(([.$B$39]+[.C$2])*([.$B26]+1))" office:value-type="float" office:value="96774.1935483871" calcext:value-type="float">
            <text:p>96774,1935483871</text:p>
          </table:table-cell>
          <table:table-cell table:formula="of:=[.$B$38]/(([.$B$39]+[.D$2])*([.$B26]+1))" office:value-type="float" office:value="94413.8473642801" calcext:value-type="float">
            <text:p>94413,8473642801</text:p>
          </table:table-cell>
          <table:table-cell table:formula="of:=[.$B$38]/(([.$B$39]+[.E$2])*([.$B26]+1))" office:value-type="float" office:value="92165.8986175115" calcext:value-type="float">
            <text:p>92165,8986175115</text:p>
          </table:table-cell>
          <table:table-cell table:formula="of:=[.$B$38]/(([.$B$39]+[.F$2])*([.$B26]+1))" office:value-type="float" office:value="90022.5056264066" calcext:value-type="float">
            <text:p>90022,5056264066</text:p>
          </table:table-cell>
          <table:table-cell table:formula="of:=[.$B$38]/(([.$B$39]+[.G$2])*([.$B26]+1))" office:value-type="float" office:value="87976.5395894428" calcext:value-type="float">
            <text:p>87976,5395894428</text:p>
          </table:table-cell>
          <table:table-cell table:formula="of:=[.$B$38]/(([.$B$39]+[.H$2])*([.$B26]+1))" office:value-type="float" office:value="86021.5053763441" calcext:value-type="float">
            <text:p>86021,5053763441</text:p>
          </table:table-cell>
          <table:table-cell table:formula="of:=[.$B$38]/(([.$B$39]+[.I$2])*([.$B26]+1))" office:value-type="float" office:value="84151.4726507714" calcext:value-type="float">
            <text:p>84151,4726507714</text:p>
          </table:table-cell>
          <table:table-cell table:formula="of:=[.$B$38]/(([.$B$39]+[.J$2])*([.$B26]+1))" office:value-type="float" office:value="82361.0157858614" calcext:value-type="float">
            <text:p>82361,0157858614</text:p>
          </table:table-cell>
          <table:table-cell table:formula="of:=[.$B$38]/(([.$B$39]+[.K$2])*([.$B26]+1))" office:value-type="float" office:value="80645.1612903226" calcext:value-type="float">
            <text:p>80645,1612903226</text:p>
          </table:table-cell>
          <table:table-cell table:formula="of:=[.$B$38]/(([.$B$39]+[.L$2])*([.$B26]+1))" office:value-type="float" office:value="78999.3416721527" calcext:value-type="float">
            <text:p>78999,3416721527</text:p>
          </table:table-cell>
          <table:table-cell table:formula="of:=[.$B$38]/(([.$B$39]+[.M$2])*([.$B26]+1))" office:value-type="float" office:value="77419.3548387097" calcext:value-type="float">
            <text:p>77419,3548387097</text:p>
          </table:table-cell>
          <table:table-cell table:formula="of:=[.$B$38]/(([.$B$39]+[.N$2])*([.$B26]+1))" office:value-type="float" office:value="75901.3282732448" calcext:value-type="float">
            <text:p>75901,3282732448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formula="of:=[.$B$38]/(([.$B$39]+[.C$2])*([.$B27]+1))" office:value-type="float" office:value="93750" calcext:value-type="float">
            <text:p>93750</text:p>
          </table:table-cell>
          <table:table-cell table:formula="of:=[.$B$38]/(([.$B$39]+[.D$2])*([.$B27]+1))" office:value-type="float" office:value="91463.4146341463" calcext:value-type="float">
            <text:p>91463,4146341463</text:p>
          </table:table-cell>
          <table:table-cell table:formula="of:=[.$B$38]/(([.$B$39]+[.E$2])*([.$B27]+1))" office:value-type="float" office:value="89285.7142857143" calcext:value-type="float">
            <text:p>89285,7142857143</text:p>
          </table:table-cell>
          <table:table-cell table:formula="of:=[.$B$38]/(([.$B$39]+[.F$2])*([.$B27]+1))" office:value-type="float" office:value="87209.3023255814" calcext:value-type="float">
            <text:p>87209,3023255814</text:p>
          </table:table-cell>
          <table:table-cell table:formula="of:=[.$B$38]/(([.$B$39]+[.G$2])*([.$B27]+1))" office:value-type="float" office:value="85227.2727272727" calcext:value-type="float">
            <text:p>85227,2727272727</text:p>
          </table:table-cell>
          <table:table-cell table:formula="of:=[.$B$38]/(([.$B$39]+[.H$2])*([.$B27]+1))" office:value-type="float" office:value="83333.3333333333" calcext:value-type="float">
            <text:p>83333,3333333333</text:p>
          </table:table-cell>
          <table:table-cell table:formula="of:=[.$B$38]/(([.$B$39]+[.I$2])*([.$B27]+1))" office:value-type="float" office:value="81521.7391304348" calcext:value-type="float">
            <text:p>81521,7391304348</text:p>
          </table:table-cell>
          <table:table-cell table:formula="of:=[.$B$38]/(([.$B$39]+[.J$2])*([.$B27]+1))" office:value-type="float" office:value="79787.2340425532" calcext:value-type="float">
            <text:p>79787,2340425532</text:p>
          </table:table-cell>
          <table:table-cell table:formula="of:=[.$B$38]/(([.$B$39]+[.K$2])*([.$B27]+1))" office:value-type="float" office:value="78125" calcext:value-type="float">
            <text:p>78125</text:p>
          </table:table-cell>
          <table:table-cell table:formula="of:=[.$B$38]/(([.$B$39]+[.L$2])*([.$B27]+1))" office:value-type="float" office:value="76530.612244898" calcext:value-type="float">
            <text:p>76530,612244898</text:p>
          </table:table-cell>
          <table:table-cell table:formula="of:=[.$B$38]/(([.$B$39]+[.M$2])*([.$B27]+1))" office:value-type="float" office:value="75000" calcext:value-type="float">
            <text:p>75000</text:p>
          </table:table-cell>
          <table:table-cell table:formula="of:=[.$B$38]/(([.$B$39]+[.N$2])*([.$B27]+1))" office:value-type="float" office:value="73529.4117647059" calcext:value-type="float">
            <text:p>73529,411764705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formula="of:=[.$B$38]/(([.$B$39]+[.C$2])*([.$B28]+1))" office:value-type="float" office:value="90909.0909090909" calcext:value-type="float">
            <text:p>90909,0909090909</text:p>
          </table:table-cell>
          <table:table-cell table:formula="of:=[.$B$38]/(([.$B$39]+[.D$2])*([.$B28]+1))" office:value-type="float" office:value="88691.7960088692" calcext:value-type="float">
            <text:p>88691,7960088692</text:p>
          </table:table-cell>
          <table:table-cell table:formula="of:=[.$B$38]/(([.$B$39]+[.E$2])*([.$B28]+1))" office:value-type="float" office:value="86580.0865800866" calcext:value-type="float">
            <text:p>86580,0865800866</text:p>
          </table:table-cell>
          <table:table-cell table:formula="of:=[.$B$38]/(([.$B$39]+[.F$2])*([.$B28]+1))" office:value-type="float" office:value="84566.5961945032" calcext:value-type="float">
            <text:p>84566,5961945032</text:p>
          </table:table-cell>
          <table:table-cell table:formula="of:=[.$B$38]/(([.$B$39]+[.G$2])*([.$B28]+1))" office:value-type="float" office:value="82644.6280991736" calcext:value-type="float">
            <text:p>82644,6280991736</text:p>
          </table:table-cell>
          <table:table-cell table:formula="of:=[.$B$38]/(([.$B$39]+[.H$2])*([.$B28]+1))" office:value-type="float" office:value="80808.0808080808" calcext:value-type="float">
            <text:p>80808,0808080808</text:p>
          </table:table-cell>
          <table:table-cell table:formula="of:=[.$B$38]/(([.$B$39]+[.I$2])*([.$B28]+1))" office:value-type="float" office:value="79051.3833992095" calcext:value-type="float">
            <text:p>79051,3833992095</text:p>
          </table:table-cell>
          <table:table-cell table:formula="of:=[.$B$38]/(([.$B$39]+[.J$2])*([.$B28]+1))" office:value-type="float" office:value="77369.4390715667" calcext:value-type="float">
            <text:p>77369,4390715667</text:p>
          </table:table-cell>
          <table:table-cell table:formula="of:=[.$B$38]/(([.$B$39]+[.K$2])*([.$B28]+1))" office:value-type="float" office:value="75757.5757575758" calcext:value-type="float">
            <text:p>75757,5757575758</text:p>
          </table:table-cell>
          <table:table-cell table:formula="of:=[.$B$38]/(([.$B$39]+[.L$2])*([.$B28]+1))" office:value-type="float" office:value="74211.5027829314" calcext:value-type="float">
            <text:p>74211,5027829314</text:p>
          </table:table-cell>
          <table:table-cell table:formula="of:=[.$B$38]/(([.$B$39]+[.M$2])*([.$B28]+1))" office:value-type="float" office:value="72727.2727272727" calcext:value-type="float">
            <text:p>72727,2727272727</text:p>
          </table:table-cell>
          <table:table-cell table:formula="of:=[.$B$38]/(([.$B$39]+[.N$2])*([.$B28]+1))" office:value-type="float" office:value="71301.247771836" calcext:value-type="float">
            <text:p>71301,247771836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formula="of:=[.$B$38]/(([.$B$39]+[.C$2])*([.$B29]+1))" office:value-type="float" office:value="88235.2941176471" calcext:value-type="float">
            <text:p>88235,2941176471</text:p>
          </table:table-cell>
          <table:table-cell table:formula="of:=[.$B$38]/(([.$B$39]+[.D$2])*([.$B29]+1))" office:value-type="float" office:value="86083.2137733142" calcext:value-type="float">
            <text:p>86083,2137733142</text:p>
          </table:table-cell>
          <table:table-cell table:formula="of:=[.$B$38]/(([.$B$39]+[.E$2])*([.$B29]+1))" office:value-type="float" office:value="84033.6134453782" calcext:value-type="float">
            <text:p>84033,6134453782</text:p>
          </table:table-cell>
          <table:table-cell table:formula="of:=[.$B$38]/(([.$B$39]+[.F$2])*([.$B29]+1))" office:value-type="float" office:value="82079.3433652531" calcext:value-type="float">
            <text:p>82079,3433652531</text:p>
          </table:table-cell>
          <table:table-cell table:formula="of:=[.$B$38]/(([.$B$39]+[.G$2])*([.$B29]+1))" office:value-type="float" office:value="80213.9037433155" calcext:value-type="float">
            <text:p>80213,9037433155</text:p>
          </table:table-cell>
          <table:table-cell table:formula="of:=[.$B$38]/(([.$B$39]+[.H$2])*([.$B29]+1))" office:value-type="float" office:value="78431.3725490196" calcext:value-type="float">
            <text:p>78431,3725490196</text:p>
          </table:table-cell>
          <table:table-cell table:formula="of:=[.$B$38]/(([.$B$39]+[.I$2])*([.$B29]+1))" office:value-type="float" office:value="76726.3427109974" calcext:value-type="float">
            <text:p>76726,3427109974</text:p>
          </table:table-cell>
          <table:table-cell table:formula="of:=[.$B$38]/(([.$B$39]+[.J$2])*([.$B29]+1))" office:value-type="float" office:value="75093.8673341677" calcext:value-type="float">
            <text:p>75093,8673341677</text:p>
          </table:table-cell>
          <table:table-cell table:formula="of:=[.$B$38]/(([.$B$39]+[.K$2])*([.$B29]+1))" office:value-type="float" office:value="73529.4117647059" calcext:value-type="float">
            <text:p>73529,4117647059</text:p>
          </table:table-cell>
          <table:table-cell table:formula="of:=[.$B$38]/(([.$B$39]+[.L$2])*([.$B29]+1))" office:value-type="float" office:value="72028.8115246099" calcext:value-type="float">
            <text:p>72028,8115246099</text:p>
          </table:table-cell>
          <table:table-cell table:formula="of:=[.$B$38]/(([.$B$39]+[.M$2])*([.$B29]+1))" office:value-type="float" office:value="70588.2352941177" calcext:value-type="float">
            <text:p>70588,2352941177</text:p>
          </table:table-cell>
          <table:table-cell table:formula="of:=[.$B$38]/(([.$B$39]+[.N$2])*([.$B29]+1))" office:value-type="float" office:value="69204.152249135" calcext:value-type="float">
            <text:p>69204,152249135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formula="of:=[.$B$38]/(([.$B$39]+[.C$2])*([.$B30]+1))" office:value-type="float" office:value="85714.2857142857" calcext:value-type="float">
            <text:p>85714,2857142857</text:p>
          </table:table-cell>
          <table:table-cell table:formula="of:=[.$B$38]/(([.$B$39]+[.D$2])*([.$B30]+1))" office:value-type="float" office:value="83623.6933797909" calcext:value-type="float">
            <text:p>83623,6933797909</text:p>
          </table:table-cell>
          <table:table-cell table:formula="of:=[.$B$38]/(([.$B$39]+[.E$2])*([.$B30]+1))" office:value-type="float" office:value="81632.6530612245" calcext:value-type="float">
            <text:p>81632,6530612245</text:p>
          </table:table-cell>
          <table:table-cell table:formula="of:=[.$B$38]/(([.$B$39]+[.F$2])*([.$B30]+1))" office:value-type="float" office:value="79734.219269103" calcext:value-type="float">
            <text:p>79734,219269103</text:p>
          </table:table-cell>
          <table:table-cell table:formula="of:=[.$B$38]/(([.$B$39]+[.G$2])*([.$B30]+1))" office:value-type="float" office:value="77922.0779220779" calcext:value-type="float">
            <text:p>77922,0779220779</text:p>
          </table:table-cell>
          <table:table-cell table:formula="of:=[.$B$38]/(([.$B$39]+[.H$2])*([.$B30]+1))" office:value-type="float" office:value="76190.4761904762" calcext:value-type="float">
            <text:p>76190,4761904762</text:p>
          </table:table-cell>
          <table:table-cell table:formula="of:=[.$B$38]/(([.$B$39]+[.I$2])*([.$B30]+1))" office:value-type="float" office:value="74534.1614906832" calcext:value-type="float">
            <text:p>74534,1614906832</text:p>
          </table:table-cell>
          <table:table-cell table:formula="of:=[.$B$38]/(([.$B$39]+[.J$2])*([.$B30]+1))" office:value-type="float" office:value="72948.3282674772" calcext:value-type="float">
            <text:p>72948,3282674772</text:p>
          </table:table-cell>
          <table:table-cell table:formula="of:=[.$B$38]/(([.$B$39]+[.K$2])*([.$B30]+1))" office:value-type="float" office:value="71428.5714285714" calcext:value-type="float">
            <text:p>71428,5714285714</text:p>
          </table:table-cell>
          <table:table-cell table:formula="of:=[.$B$38]/(([.$B$39]+[.L$2])*([.$B30]+1))" office:value-type="float" office:value="69970.8454810496" calcext:value-type="float">
            <text:p>69970,8454810496</text:p>
          </table:table-cell>
          <table:table-cell table:formula="of:=[.$B$38]/(([.$B$39]+[.M$2])*([.$B30]+1))" office:value-type="float" office:value="68571.4285714286" calcext:value-type="float">
            <text:p>68571,4285714286</text:p>
          </table:table-cell>
          <table:table-cell table:formula="of:=[.$B$38]/(([.$B$39]+[.N$2])*([.$B30]+1))" office:value-type="float" office:value="67226.8907563025" calcext:value-type="float">
            <text:p>67226,8907563025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formula="of:=[.$B$38]/(([.$B$39]+[.C$2])*([.$B31]+1))" office:value-type="float" office:value="83333.3333333333" calcext:value-type="float">
            <text:p>83333,3333333333</text:p>
          </table:table-cell>
          <table:table-cell table:formula="of:=[.$B$38]/(([.$B$39]+[.D$2])*([.$B31]+1))" office:value-type="float" office:value="81300.8130081301" calcext:value-type="float">
            <text:p>81300,8130081301</text:p>
          </table:table-cell>
          <table:table-cell table:formula="of:=[.$B$38]/(([.$B$39]+[.E$2])*([.$B31]+1))" office:value-type="float" office:value="79365.0793650794" calcext:value-type="float">
            <text:p>79365,0793650794</text:p>
          </table:table-cell>
          <table:table-cell table:formula="of:=[.$B$38]/(([.$B$39]+[.F$2])*([.$B31]+1))" office:value-type="float" office:value="77519.3798449612" calcext:value-type="float">
            <text:p>77519,3798449612</text:p>
          </table:table-cell>
          <table:table-cell table:formula="of:=[.$B$38]/(([.$B$39]+[.G$2])*([.$B31]+1))" office:value-type="float" office:value="75757.5757575758" calcext:value-type="float">
            <text:p>75757,5757575758</text:p>
          </table:table-cell>
          <table:table-cell table:formula="of:=[.$B$38]/(([.$B$39]+[.H$2])*([.$B31]+1))" office:value-type="float" office:value="74074.0740740741" calcext:value-type="float">
            <text:p>74074,0740740741</text:p>
          </table:table-cell>
          <table:table-cell table:formula="of:=[.$B$38]/(([.$B$39]+[.I$2])*([.$B31]+1))" office:value-type="float" office:value="72463.768115942" calcext:value-type="float">
            <text:p>72463,768115942</text:p>
          </table:table-cell>
          <table:table-cell table:formula="of:=[.$B$38]/(([.$B$39]+[.J$2])*([.$B31]+1))" office:value-type="float" office:value="70921.9858156028" calcext:value-type="float">
            <text:p>70921,9858156028</text:p>
          </table:table-cell>
          <table:table-cell table:formula="of:=[.$B$38]/(([.$B$39]+[.K$2])*([.$B31]+1))" office:value-type="float" office:value="69444.4444444444" calcext:value-type="float">
            <text:p>69444,4444444444</text:p>
          </table:table-cell>
          <table:table-cell table:formula="of:=[.$B$38]/(([.$B$39]+[.L$2])*([.$B31]+1))" office:value-type="float" office:value="68027.2108843537" calcext:value-type="float">
            <text:p>68027,2108843537</text:p>
          </table:table-cell>
          <table:table-cell table:formula="of:=[.$B$38]/(([.$B$39]+[.M$2])*([.$B31]+1))" office:value-type="float" office:value="66666.6666666667" calcext:value-type="float">
            <text:p>66666,6666666667</text:p>
          </table:table-cell>
          <table:table-cell table:formula="of:=[.$B$38]/(([.$B$39]+[.N$2])*([.$B31]+1))" office:value-type="float" office:value="65359.477124183" calcext:value-type="float">
            <text:p>65359,477124183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formula="of:=[.$B$38]/(([.$B$39]+[.C$2])*([.$B32]+1))" office:value-type="float" office:value="81081.0810810811" calcext:value-type="float">
            <text:p>81081,0810810811</text:p>
          </table:table-cell>
          <table:table-cell table:formula="of:=[.$B$38]/(([.$B$39]+[.D$2])*([.$B32]+1))" office:value-type="float" office:value="79103.4937376401" calcext:value-type="float">
            <text:p>79103,4937376401</text:p>
          </table:table-cell>
          <table:table-cell table:formula="of:=[.$B$38]/(([.$B$39]+[.E$2])*([.$B32]+1))" office:value-type="float" office:value="77220.0772200772" calcext:value-type="float">
            <text:p>77220,0772200772</text:p>
          </table:table-cell>
          <table:table-cell table:formula="of:=[.$B$38]/(([.$B$39]+[.F$2])*([.$B32]+1))" office:value-type="float" office:value="75424.2614707731" calcext:value-type="float">
            <text:p>75424,2614707731</text:p>
          </table:table-cell>
          <table:table-cell table:formula="of:=[.$B$38]/(([.$B$39]+[.G$2])*([.$B32]+1))" office:value-type="float" office:value="73710.0737100737" calcext:value-type="float">
            <text:p>73710,0737100737</text:p>
          </table:table-cell>
          <table:table-cell table:formula="of:=[.$B$38]/(([.$B$39]+[.H$2])*([.$B32]+1))" office:value-type="float" office:value="72072.0720720721" calcext:value-type="float">
            <text:p>72072,0720720721</text:p>
          </table:table-cell>
          <table:table-cell table:formula="of:=[.$B$38]/(([.$B$39]+[.I$2])*([.$B32]+1))" office:value-type="float" office:value="70505.2878965922" calcext:value-type="float">
            <text:p>70505,2878965922</text:p>
          </table:table-cell>
          <table:table-cell table:formula="of:=[.$B$38]/(([.$B$39]+[.J$2])*([.$B32]+1))" office:value-type="float" office:value="69005.1753881541" calcext:value-type="float">
            <text:p>69005,1753881541</text:p>
          </table:table-cell>
          <table:table-cell table:formula="of:=[.$B$38]/(([.$B$39]+[.K$2])*([.$B32]+1))" office:value-type="float" office:value="67567.5675675676" calcext:value-type="float">
            <text:p>67567,5675675676</text:p>
          </table:table-cell>
          <table:table-cell table:formula="of:=[.$B$38]/(([.$B$39]+[.L$2])*([.$B32]+1))" office:value-type="float" office:value="66188.637617209" calcext:value-type="float">
            <text:p>66188,637617209</text:p>
          </table:table-cell>
          <table:table-cell table:formula="of:=[.$B$38]/(([.$B$39]+[.M$2])*([.$B32]+1))" office:value-type="float" office:value="64864.8648648649" calcext:value-type="float">
            <text:p>64864,8648648649</text:p>
          </table:table-cell>
          <table:table-cell table:formula="of:=[.$B$38]/(([.$B$39]+[.N$2])*([.$B32]+1))" office:value-type="float" office:value="63593.0047694754" calcext:value-type="float">
            <text:p>63593,0047694754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formula="of:=[.$B$38]/(([.$B$39]+[.C$2])*([.$B33]+1))" office:value-type="float" office:value="78947.3684210526" calcext:value-type="float">
            <text:p>78947,3684210526</text:p>
          </table:table-cell>
          <table:table-cell table:formula="of:=[.$B$38]/(([.$B$39]+[.D$2])*([.$B33]+1))" office:value-type="float" office:value="77021.8228498075" calcext:value-type="float">
            <text:p>77021,8228498075</text:p>
          </table:table-cell>
          <table:table-cell table:formula="of:=[.$B$38]/(([.$B$39]+[.E$2])*([.$B33]+1))" office:value-type="float" office:value="75187.969924812" calcext:value-type="float">
            <text:p>75187,969924812</text:p>
          </table:table-cell>
          <table:table-cell table:formula="of:=[.$B$38]/(([.$B$39]+[.F$2])*([.$B33]+1))" office:value-type="float" office:value="73439.4124847001" calcext:value-type="float">
            <text:p>73439,4124847001</text:p>
          </table:table-cell>
          <table:table-cell table:formula="of:=[.$B$38]/(([.$B$39]+[.G$2])*([.$B33]+1))" office:value-type="float" office:value="71770.3349282297" calcext:value-type="float">
            <text:p>71770,3349282297</text:p>
          </table:table-cell>
          <table:table-cell table:formula="of:=[.$B$38]/(([.$B$39]+[.H$2])*([.$B33]+1))" office:value-type="float" office:value="70175.4385964912" calcext:value-type="float">
            <text:p>70175,4385964912</text:p>
          </table:table-cell>
          <table:table-cell table:formula="of:=[.$B$38]/(([.$B$39]+[.I$2])*([.$B33]+1))" office:value-type="float" office:value="68649.885583524" calcext:value-type="float">
            <text:p>68649,885583524</text:p>
          </table:table-cell>
          <table:table-cell table:formula="of:=[.$B$38]/(([.$B$39]+[.J$2])*([.$B33]+1))" office:value-type="float" office:value="67189.2497200448" calcext:value-type="float">
            <text:p>67189,2497200448</text:p>
          </table:table-cell>
          <table:table-cell table:formula="of:=[.$B$38]/(([.$B$39]+[.K$2])*([.$B33]+1))" office:value-type="float" office:value="65789.4736842105" calcext:value-type="float">
            <text:p>65789,4736842105</text:p>
          </table:table-cell>
          <table:table-cell table:formula="of:=[.$B$38]/(([.$B$39]+[.L$2])*([.$B33]+1))" office:value-type="float" office:value="64446.8313641246" calcext:value-type="float">
            <text:p>64446,8313641246</text:p>
          </table:table-cell>
          <table:table-cell table:formula="of:=[.$B$38]/(([.$B$39]+[.M$2])*([.$B33]+1))" office:value-type="float" office:value="63157.8947368421" calcext:value-type="float">
            <text:p>63157,8947368421</text:p>
          </table:table-cell>
          <table:table-cell table:formula="of:=[.$B$38]/(([.$B$39]+[.N$2])*([.$B33]+1))" office:value-type="float" office:value="61919.5046439629" calcext:value-type="float">
            <text:p>61919,5046439629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formula="of:=[.$B$38]/(([.$B$39]+[.C$2])*([.$B34]+1))" office:value-type="float" office:value="76923.0769230769" calcext:value-type="float">
            <text:p>76923,0769230769</text:p>
          </table:table-cell>
          <table:table-cell table:formula="of:=[.$B$38]/(([.$B$39]+[.D$2])*([.$B34]+1))" office:value-type="float" office:value="75046.904315197" calcext:value-type="float">
            <text:p>75046,904315197</text:p>
          </table:table-cell>
          <table:table-cell table:formula="of:=[.$B$38]/(([.$B$39]+[.E$2])*([.$B34]+1))" office:value-type="float" office:value="73260.0732600733" calcext:value-type="float">
            <text:p>73260,0732600733</text:p>
          </table:table-cell>
          <table:table-cell table:formula="of:=[.$B$38]/(([.$B$39]+[.F$2])*([.$B34]+1))" office:value-type="float" office:value="71556.3506261181" calcext:value-type="float">
            <text:p>71556,3506261181</text:p>
          </table:table-cell>
          <table:table-cell table:formula="of:=[.$B$38]/(([.$B$39]+[.G$2])*([.$B34]+1))" office:value-type="float" office:value="69930.0699300699" calcext:value-type="float">
            <text:p>69930,0699300699</text:p>
          </table:table-cell>
          <table:table-cell table:formula="of:=[.$B$38]/(([.$B$39]+[.H$2])*([.$B34]+1))" office:value-type="float" office:value="68376.0683760684" calcext:value-type="float">
            <text:p>68376,0683760684</text:p>
          </table:table-cell>
          <table:table-cell table:formula="of:=[.$B$38]/(([.$B$39]+[.I$2])*([.$B34]+1))" office:value-type="float" office:value="66889.6321070234" calcext:value-type="float">
            <text:p>66889,6321070234</text:p>
          </table:table-cell>
          <table:table-cell table:formula="of:=[.$B$38]/(([.$B$39]+[.J$2])*([.$B34]+1))" office:value-type="float" office:value="65466.4484451719" calcext:value-type="float">
            <text:p>65466,4484451719</text:p>
          </table:table-cell>
          <table:table-cell table:formula="of:=[.$B$38]/(([.$B$39]+[.K$2])*([.$B34]+1))" office:value-type="float" office:value="64102.5641025641" calcext:value-type="float">
            <text:p>64102,5641025641</text:p>
          </table:table-cell>
          <table:table-cell table:formula="of:=[.$B$38]/(([.$B$39]+[.L$2])*([.$B34]+1))" office:value-type="float" office:value="62794.3485086342" calcext:value-type="float">
            <text:p>62794,3485086342</text:p>
          </table:table-cell>
          <table:table-cell table:formula="of:=[.$B$38]/(([.$B$39]+[.M$2])*([.$B34]+1))" office:value-type="float" office:value="61538.4615384615" calcext:value-type="float">
            <text:p>61538,4615384615</text:p>
          </table:table-cell>
          <table:table-cell table:formula="of:=[.$B$38]/(([.$B$39]+[.N$2])*([.$B34]+1))" office:value-type="float" office:value="60331.8250377074" calcext:value-type="float">
            <text:p>60331,8250377074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formula="of:=[.$B$38]/(([.$B$39]+[.C$2])*([.$B35]+1))" office:value-type="float" office:value="75000" calcext:value-type="float">
            <text:p>75000</text:p>
          </table:table-cell>
          <table:table-cell table:formula="of:=[.$B$38]/(([.$B$39]+[.D$2])*([.$B35]+1))" office:value-type="float" office:value="73170.7317073171" calcext:value-type="float">
            <text:p>73170,7317073171</text:p>
          </table:table-cell>
          <table:table-cell table:formula="of:=[.$B$38]/(([.$B$39]+[.E$2])*([.$B35]+1))" office:value-type="float" office:value="71428.5714285714" calcext:value-type="float">
            <text:p>71428,5714285714</text:p>
          </table:table-cell>
          <table:table-cell table:formula="of:=[.$B$38]/(([.$B$39]+[.F$2])*([.$B35]+1))" office:value-type="float" office:value="69767.4418604651" calcext:value-type="float">
            <text:p>69767,4418604651</text:p>
          </table:table-cell>
          <table:table-cell table:formula="of:=[.$B$38]/(([.$B$39]+[.G$2])*([.$B35]+1))" office:value-type="float" office:value="68181.8181818182" calcext:value-type="float">
            <text:p>68181,8181818182</text:p>
          </table:table-cell>
          <table:table-cell table:formula="of:=[.$B$38]/(([.$B$39]+[.H$2])*([.$B35]+1))" office:value-type="float" office:value="66666.6666666667" calcext:value-type="float">
            <text:p>66666,6666666667</text:p>
          </table:table-cell>
          <table:table-cell table:formula="of:=[.$B$38]/(([.$B$39]+[.I$2])*([.$B35]+1))" office:value-type="float" office:value="65217.3913043478" calcext:value-type="float">
            <text:p>65217,3913043478</text:p>
          </table:table-cell>
          <table:table-cell table:formula="of:=[.$B$38]/(([.$B$39]+[.J$2])*([.$B35]+1))" office:value-type="float" office:value="63829.7872340426" calcext:value-type="float">
            <text:p>63829,7872340426</text:p>
          </table:table-cell>
          <table:table-cell table:formula="of:=[.$B$38]/(([.$B$39]+[.K$2])*([.$B35]+1))" office:value-type="float" office:value="62500" calcext:value-type="float">
            <text:p>62500</text:p>
          </table:table-cell>
          <table:table-cell table:formula="of:=[.$B$38]/(([.$B$39]+[.L$2])*([.$B35]+1))" office:value-type="float" office:value="61224.4897959184" calcext:value-type="float">
            <text:p>61224,4897959184</text:p>
          </table:table-cell>
          <table:table-cell table:formula="of:=[.$B$38]/(([.$B$39]+[.M$2])*([.$B35]+1))" office:value-type="float" office:value="60000" calcext:value-type="float">
            <text:p>60000</text:p>
          </table:table-cell>
          <table:table-cell table:formula="of:=[.$B$38]/(([.$B$39]+[.N$2])*([.$B35]+1))" office:value-type="float" office:value="58823.5294117647" calcext:value-type="float">
            <text:p>58823,5294117647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formula="of:=[.$B$38]/(([.$B$39]+[.C$2])*([.$B36]+1))" office:value-type="float" office:value="73170.7317073171" calcext:value-type="float">
            <text:p>73170,7317073171</text:p>
          </table:table-cell>
          <table:table-cell table:formula="of:=[.$B$38]/(([.$B$39]+[.D$2])*([.$B36]+1))" office:value-type="float" office:value="71386.0797144557" calcext:value-type="float">
            <text:p>71386,0797144557</text:p>
          </table:table-cell>
          <table:table-cell table:formula="of:=[.$B$38]/(([.$B$39]+[.E$2])*([.$B36]+1))" office:value-type="float" office:value="69686.4111498258" calcext:value-type="float">
            <text:p>69686,4111498258</text:p>
          </table:table-cell>
          <table:table-cell table:formula="of:=[.$B$38]/(([.$B$39]+[.F$2])*([.$B36]+1))" office:value-type="float" office:value="68065.7969370391" calcext:value-type="float">
            <text:p>68065,7969370391</text:p>
          </table:table-cell>
          <table:table-cell table:formula="of:=[.$B$38]/(([.$B$39]+[.G$2])*([.$B36]+1))" office:value-type="float" office:value="66518.8470066519" calcext:value-type="float">
            <text:p>66518,8470066519</text:p>
          </table:table-cell>
          <table:table-cell table:formula="of:=[.$B$38]/(([.$B$39]+[.H$2])*([.$B36]+1))" office:value-type="float" office:value="65040.6504065041" calcext:value-type="float">
            <text:p>65040,6504065041</text:p>
          </table:table-cell>
          <table:table-cell table:formula="of:=[.$B$38]/(([.$B$39]+[.I$2])*([.$B36]+1))" office:value-type="float" office:value="63626.723223754" calcext:value-type="float">
            <text:p>63626,723223754</text:p>
          </table:table-cell>
          <table:table-cell table:formula="of:=[.$B$38]/(([.$B$39]+[.J$2])*([.$B36]+1))" office:value-type="float" office:value="62272.9631551635" calcext:value-type="float">
            <text:p>62272,9631551635</text:p>
          </table:table-cell>
          <table:table-cell table:formula="of:=[.$B$38]/(([.$B$39]+[.K$2])*([.$B36]+1))" office:value-type="float" office:value="60975.6097560976" calcext:value-type="float">
            <text:p>60975,6097560976</text:p>
          </table:table-cell>
          <table:table-cell table:formula="of:=[.$B$38]/(([.$B$39]+[.L$2])*([.$B36]+1))" office:value-type="float" office:value="59731.2095569935" calcext:value-type="float">
            <text:p>59731,2095569935</text:p>
          </table:table-cell>
          <table:table-cell table:formula="of:=[.$B$38]/(([.$B$39]+[.M$2])*([.$B36]+1))" office:value-type="float" office:value="58536.5853658537" calcext:value-type="float">
            <text:p>58536,5853658537</text:p>
          </table:table-cell>
          <table:table-cell table:formula="of:=[.$B$38]/(([.$B$39]+[.N$2])*([.$B36]+1))" office:value-type="float" office:value="57388.8091822095" calcext:value-type="float">
            <text:p>57388,8091822095</text:p>
          </table:table-cell>
          <table:table-cell table:style-name="ce1" table:number-columns-repeated="6"/>
          <table:table-cell table:number-columns-repeated="1005"/>
        </table:table-row>
        <table:table-row table:style-name="ro2">
          <table:table-cell table:number-columns-repeated="2"/>
          <table:table-cell table:style-name="ce1" table:number-columns-repeated="18"/>
          <table:table-cell table:number-columns-repeated="1005"/>
        </table:table-row>
        <table:table-row table:style-name="ro2">
          <table:table-cell/>
          <table:table-cell office:value-type="float" office:value="120000000" calcext:value-type="float">
            <text:p>120000000</text:p>
          </table:table-cell>
          <table:table-cell table:style-name="ce1" office:value-type="string" calcext:value-type="string">
            <text:p>system clock</text:p>
          </table:table-cell>
          <table:table-cell table:style-name="ce1" table:number-columns-repeated="17"/>
          <table:table-cell table:number-columns-repeated="1005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Time constant</text:p>
          </table:table-cell>
          <table:table-cell table:style-name="ce1" office:value-type="string" calcext:value-type="string">
            <text:p>(minus wais states)</text:p>
          </table:table-cell>
          <table:table-cell table:style-name="ce1" table:number-columns-repeated="16"/>
          <table:table-cell table:number-columns-repeated="1005"/>
        </table:table-row>
        <table:table-row table:style-name="ro2">
          <table:table-cell table:number-columns-repeated="2"/>
          <table:table-cell table:style-name="ce1" table:number-columns-repeated="18"/>
          <table:table-cell table:number-columns-repeated="1005"/>
        </table:table-row>
        <table:table-row table:style-name="ro2">
          <table:table-cell table:number-columns-repeated="3"/>
          <table:table-cell table:style-name="ce1" table:number-columns-repeated="17"/>
          <table:table-cell table:number-columns-repeated="1005"/>
        </table:table-row>
        <table:table-row table:style-name="ro2" table:number-rows-repeated="24">
          <table:table-cell table:number-columns-repeated="2"/>
          <table:table-cell table:style-name="ce1" table:number-columns-repeated="18"/>
          <table:table-cell table:number-columns-repeated="1005"/>
        </table:table-row>
        <table:table-row table:style-name="ro2" table:number-rows-repeated="1048510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/00/0000</text:date>, <text:time style:data-style-name="N2" text:time-value="14:20:29.7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abrice GUILHAUME</meta:initial-creator>
    <meta:creation-date>2013-09-01T15:46:53.83</meta:creation-date>
    <dc:date>2024-01-28T14:35:01.383000000</dc:date>
    <meta:editing-duration>PT13H59M40S</meta:editing-duration>
    <meta:editing-cycles>24</meta:editing-cycles>
    <meta:generator>LibreOffice/7.6.0.3$Windows_X86_64 LibreOffice_project/69edd8b8ebc41d00b4de3915dc82f8f0fc3b6265</meta:generator>
    <meta:document-statistic meta:table-count="1" meta:cell-count="461" meta:object-count="0"/>
  </office:meta>
</office:document-meta>
</file>